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8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6666" fo:border="0.06pt solid #000000"/>
    </style:style>
    <style:style style:name="ce12" style:family="table-cell" style:parent-style-name="Default">
      <style:table-cell-properties fo:background-color="#0093d9" fo:border="0.06pt solid #000000"/>
    </style:style>
    <style:style style:name="ce13" style:family="table-cell" style:parent-style-name="Default">
      <style:table-cell-properties fo:background-color="#579d1c" fo:border="0.06pt solid #000000"/>
    </style:style>
    <style:style style:name="ce14" style:family="table-cell" style:parent-style-name="Default">
      <style:table-cell-properties fo:background-color="#ff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93d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 style:data-style-name="N2">
      <style:table-cell-properties fo:background-color="#eeeeee" fo:border="0.06pt solid #000000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Job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11"/>
        <table:table-column table:style-name="co4" table:default-cell-style-name="ce11"/>
        <table:table-column table:style-name="co1" table:number-columns-repeated="5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Viscosity / Diffusivity Measurements</text:p>
          </table:table-cell>
          <table:covered-table-cell table:number-columns-repeated="11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Solvent</text:p>
          </table:table-cell>
          <table:table-cell table:style-name="ce7" office:value-type="string" calcext:value-type="string" table:number-columns-spanned="1" table:number-rows-spanned="2">
            <text:p>Solute Concentration (M)</text:p>
          </table:table-cell>
          <table:table-cell table:style-name="ce2" office:value-type="string" calcext:value-type="string" table:number-columns-spanned="1" table:number-rows-spanned="2">
            <text:p>Molecules</text:p>
          </table:table-cell>
          <table:table-cell table:style-name="ce9" office:value-type="string" calcext:value-type="string">
            <text:p>Acetate</text:p>
          </table:table-cell>
          <table:table-cell table:style-name="ce9" office:value-type="string" calcext:value-type="string">
            <text:p>Butanol</text:p>
          </table:table-cell>
          <table:table-cell table:style-name="ce9" office:value-type="string" calcext:value-type="string">
            <text:p>Ethanol</text:p>
          </table:table-cell>
          <table:table-cell table:style-name="ce9" office:value-type="string" calcext:value-type="string">
            <text:p>Ethylene Glycol</text:p>
          </table:table-cell>
          <table:table-cell table:style-name="ce9" office:value-type="string" calcext:value-type="string">
            <text:p>Glucose</text:p>
          </table:table-cell>
          <table:table-cell table:style-name="ce9" office:value-type="string" calcext:value-type="string">
            <text:p>Isopropanol</text:p>
          </table:table-cell>
          <table:table-cell table:style-name="ce9" office:value-type="string" calcext:value-type="string">
            <text:p>propanol</text:p>
          </table:table-cell>
          <table:table-cell table:style-name="ce9" office:value-type="string" calcext:value-type="string">
            <text:p>sucrose</text:p>
          </table:table-cell>
          <table:table-cell table:style-name="ce9" office:value-type="string" calcext:value-type="string">
            <text:p>2-butanol</text:p>
          </table:table-cell>
          <table:table-cell table:number-columns-repeated="2"/>
        </table:table-row>
        <table:table-row table:style-name="ro1">
          <table:covered-table-cell/>
          <table:covered-table-cell table:number-columns-repeated="2" table:style-name="ce5"/>
          <table:table-cell table:style-name="ce10" office:value-type="string" calcext:value-type="string">
            <text:p>ACE</text:p>
          </table:table-cell>
          <table:table-cell table:style-name="ce10" office:value-type="string" calcext:value-type="string">
            <text:p>BUT</text:p>
          </table:table-cell>
          <table:table-cell table:style-name="ce10" office:value-type="string" calcext:value-type="string">
            <text:p>ETH </text:p>
          </table:table-cell>
          <table:table-cell table:style-name="ce10" office:value-type="string" calcext:value-type="string">
            <text:p>GCL</text:p>
          </table:table-cell>
          <table:table-cell table:style-name="ce10" office:value-type="string" calcext:value-type="string">
            <text:p>GLU</text:p>
          </table:table-cell>
          <table:table-cell table:style-name="ce10" office:value-type="string" calcext:value-type="string">
            <text:p>IPA</text:p>
          </table:table-cell>
          <table:table-cell table:style-name="ce10" office:value-type="string" calcext:value-type="string">
            <text:p>PR</text:p>
          </table:table-cell>
          <table:table-cell table:style-name="ce10" office:value-type="string" calcext:value-type="string">
            <text:p>SUC</text:p>
          </table:table-cell>
          <table:table-cell table:style-name="ce10" office:value-type="string" calcext:value-type="string">
            <text:p>TBU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7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3"/>
          <table:table-cell table:number-columns-repeated="7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3"/>
          <table:table-cell table:number-columns-repeated="7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</table:table>
      <table:table table:name="viscosity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1"/>
        <table:table-column table:style-name="co1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Viscosity Measurements (cP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3">
          <table:covered-table-cell/>
          <table:covered-table-cell table:number-columns-repeated="2" table:style-name="ce5"/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19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322" calcext:value-type="float">
            <text:p>0.322</text:p>
          </table:table-cell>
          <table:table-cell office:value-type="float" office:value="0.0158" calcext:value-type="float">
            <text:p>0.0158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19" calcext:value-type="float">
            <text:p>0.319</text:p>
          </table:table-cell>
          <table:table-cell office:value-type="float" office:value="0.021" calcext:value-type="float">
            <text:p>0.021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327" calcext:value-type="float">
            <text:p>0.327</text:p>
          </table:table-cell>
          <table:table-cell office:value-type="float" office:value="0.0177" calcext:value-type="float">
            <text:p>0.017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327" calcext:value-type="float">
            <text:p>0.327</text:p>
          </table:table-cell>
          <table:table-cell office:value-type="float" office:value="0.0184" calcext:value-type="float">
            <text:p>0.018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28" calcext:value-type="float">
            <text:p>0.328</text:p>
          </table:table-cell>
          <table:table-cell office:value-type="float" office:value="0.0145" calcext:value-type="float">
            <text:p>0.014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373" calcext:value-type="float">
            <text:p>0.373</text:p>
          </table:table-cell>
          <table:table-cell office:value-type="float" office:value="0.0209" calcext:value-type="float">
            <text:p>0.020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376" calcext:value-type="float">
            <text:p>0.376</text:p>
          </table:table-cell>
          <table:table-cell office:value-type="float" office:value="0.0183" calcext:value-type="float">
            <text:p>0.018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374" calcext:value-type="float">
            <text:p>0.374</text:p>
          </table:table-cell>
          <table:table-cell office:value-type="float" office:value="0.0198" calcext:value-type="float">
            <text:p>0.0198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office:value-type="float" office:value="0.0227" calcext:value-type="float">
            <text:p>0.022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445" calcext:value-type="float">
            <text:p>0.445</text:p>
          </table:table-cell>
          <table:table-cell office:value-type="float" office:value="0.0396" calcext:value-type="float">
            <text:p>0.039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</table:table>
      <table:table table:name="diffusivity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1"/>
        <table:table-column table:style-name="co1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iffusivity Measurement (10e-09 m^2/s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4">
          <table:covered-table-cell/>
          <table:covered-table-cell table:number-columns-repeated="2" table:style-name="ce5"/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19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.35" calcext:value-type="float">
            <text:p>3.35</text:p>
          </table:table-cell>
          <table:table-cell office:value-type="float" office:value="0.06" calcext:value-type="float">
            <text:p>0.06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5.64" calcext:value-type="float">
            <text:p>5.64</text:p>
          </table:table-cell>
          <table:table-cell office:value-type="float" office:value="0.14" calcext:value-type="float">
            <text:p>0.14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0.15" calcext:value-type="float">
            <text:p>0.1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.34" calcext:value-type="float">
            <text:p>3.34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.03" calcext:value-type="float">
            <text:p>3.03</text:p>
          </table:table-cell>
          <table:table-cell office:value-type="float" office:value="0.04" calcext:value-type="float">
            <text:p>0.0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</table:table>
      <table:table table:name="Temperature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1"/>
        <table:table-column table:style-name="co1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Average Temperature (K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3">
          <table:covered-table-cell/>
          <table:covered-table-cell table:number-columns-repeated="2" table:style-name="ce5"/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19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.8" calcext:value-type="float">
            <text:p>3.8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.4" calcext:value-type="float">
            <text:p>2.4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5.4" calcext:value-type="float">
            <text:p>5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.8" calcext:value-type="float">
            <text:p>3.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.4" calcext:value-type="float">
            <text:p>2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5.1" calcext:value-type="float">
            <text:p>5.1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.6" calcext:value-type="float">
            <text:p>3.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5.5" calcext:value-type="float">
            <text:p>5.5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299.9" calcext:value-type="float">
            <text:p>299.9</text:p>
          </table:table-cell>
          <table:table-cell office:value-type="float" office:value="5.4" calcext:value-type="float">
            <text:p>5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</table:table>
      <table:table table:name="Pressure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1"/>
        <table:table-column table:style-name="co1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Average Pressure (bar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3">
          <table:covered-table-cell/>
          <table:covered-table-cell table:number-columns-repeated="2" table:style-name="ce5"/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19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250.73" calcext:value-type="float">
            <text:p>250.73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.42" calcext:value-type="float">
            <text:p>1.42</text:p>
          </table:table-cell>
          <table:table-cell office:value-type="float" office:value="159.01" calcext:value-type="float">
            <text:p>159.01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-2.61" calcext:value-type="float">
            <text:p>-2.61</text:p>
          </table:table-cell>
          <table:table-cell office:value-type="float" office:value="359.29" calcext:value-type="float">
            <text:p>359.2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.46" calcext:value-type="float">
            <text:p>1.46</text:p>
          </table:table-cell>
          <table:table-cell office:value-type="float" office:value="254.17" calcext:value-type="float">
            <text:p>254.1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60.89" calcext:value-type="float">
            <text:p>160.8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-4.19" calcext:value-type="float">
            <text:p>-4.19</text:p>
          </table:table-cell>
          <table:table-cell office:value-type="float" office:value="371.43" calcext:value-type="float">
            <text:p>371.4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.98" calcext:value-type="float">
            <text:p>1.98</text:p>
          </table:table-cell>
          <table:table-cell office:value-type="float" office:value="262.4" calcext:value-type="float">
            <text:p>262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35.59" calcext:value-type="float">
            <text:p>35.59</text:p>
          </table:table-cell>
          <table:table-cell office:value-type="float" office:value="377.18" calcext:value-type="float">
            <text:p>377.18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-4.61" calcext:value-type="float">
            <text:p>-4.61</text:p>
          </table:table-cell>
          <table:table-cell office:value-type="float" office:value="379.6" calcext:value-type="float">
            <text:p>379.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</table:table>
      <table:table table:name="Diffusivity Correction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4" table:default-cell-style-name="ce11"/>
        <table:table-column table:style-name="co1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iffusivity Measurement (10e-09 m^2/s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4">
          <table:covered-table-cell/>
          <table:covered-table-cell table:number-columns-repeated="2" table:style-name="ce5"/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19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492" calcext:value-type="float">
            <text:p>0.492</text:p>
          </table:table-cell>
          <table:table-cell office:value-type="float" office:value="0.0242" calcext:value-type="float">
            <text:p>0.0242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65" calcext:value-type="float">
            <text:p>0.365</text:p>
          </table:table-cell>
          <table:table-cell office:value-type="float" office:value="0.024" calcext:value-type="float">
            <text:p>0.024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605" calcext:value-type="float">
            <text:p>0.605</text:p>
          </table:table-cell>
          <table:table-cell office:value-type="float" office:value="0.033" calcext:value-type="float">
            <text:p>0.03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48" calcext:value-type="float">
            <text:p>0.48</text:p>
          </table:table-cell>
          <table:table-cell office:value-type="float" office:value="0.0269" calcext:value-type="float">
            <text:p>0.026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0.353" calcext:value-type="float">
            <text:p>0.353</text:p>
          </table:table-cell>
          <table:table-cell office:value-type="float" office:value="0.0157" calcext:value-type="float">
            <text:p>0.015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516" calcext:value-type="float">
            <text:p>0.516</text:p>
          </table:table-cell>
          <table:table-cell office:value-type="float" office:value="0.0289" calcext:value-type="float">
            <text:p>0.028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.407" calcext:value-type="float">
            <text:p>0.407</text:p>
          </table:table-cell>
          <table:table-cell office:value-type="float" office:value="0.0198" calcext:value-type="float">
            <text:p>0.019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538" calcext:value-type="float">
            <text:p>0.538</text:p>
          </table:table-cell>
          <table:table-cell office:value-type="float" office:value="0.0285" calcext:value-type="float">
            <text:p>0.0285</text:p>
          </table:table-cell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.511" calcext:value-type="float">
            <text:p>0.511</text:p>
          </table:table-cell>
          <table:table-cell office:value-type="float" office:value="0.0296" calcext:value-type="float">
            <text:p>0.029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1" table:number-columns-repeated="2"/>
          <table:table-cell table:number-columns-repeated="14"/>
        </table:table-row>
      </table:table>
      <table:table table:name="Corrected Diffusivity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5" table:default-cell-style-name="ce19"/>
        <table:table-column table:style-name="co6" table:default-cell-style-name="ce19"/>
        <table:table-column table:style-name="co7" table:default-cell-style-name="ce19"/>
        <table:table-column table:style-name="co1" table:number-columns-repeated="11" table:default-cell-style-name="ce19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Corrected Diffusivity Measurement (10e-09 m^2/s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4">
          <table:covered-table-cell/>
          <table:covered-table-cell table:number-columns-repeated="2" table:style-name="ce5"/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formula="of:=[diffusivity.D5] + ['Diffusivity Correction'.D5]" office:value-type="float" office:value="0" calcext:value-type="float">
            <text:p>0.00</text:p>
          </table:table-cell>
          <table:table-cell table:formula="of:=SQRT([diffusivity.E5]^2 + ['Diffusivity Correction'.E5]^2)" office:value-type="float" office:value="0" calcext:value-type="float">
            <text:p>0.00</text:p>
          </table:table-cell>
          <table:table-cell table:formula="of:=[diffusivity.F5] + ['Diffusivity Correction'.F5]" office:value-type="float" office:value="0" calcext:value-type="float">
            <text:p>0.00</text:p>
          </table:table-cell>
          <table:table-cell table:formula="of:=SQRT([diffusivity.G5]^2 + ['Diffusivity Correction'.G5]^2)" office:value-type="float" office:value="0" calcext:value-type="float">
            <text:p>0.00</text:p>
          </table:table-cell>
          <table:table-cell table:formula="of:=[diffusivity.H5] + ['Diffusivity Correction'.H5]" office:value-type="float" office:value="0" calcext:value-type="float">
            <text:p>0.00</text:p>
          </table:table-cell>
          <table:table-cell table:formula="of:=SQRT([diffusivity.I5]^2 + ['Diffusivity Correction'.I5]^2)" office:value-type="float" office:value="0" calcext:value-type="float">
            <text:p>0.00</text:p>
          </table:table-cell>
          <table:table-cell table:formula="of:=[diffusivity.J5] + ['Diffusivity Correction'.J5]" office:value-type="float" office:value="0" calcext:value-type="float">
            <text:p>0.00</text:p>
          </table:table-cell>
          <table:table-cell table:formula="of:=SQRT([diffusivity.K5]^2 + ['Diffusivity Correction'.K5]^2)" office:value-type="float" office:value="0" calcext:value-type="float">
            <text:p>0.00</text:p>
          </table:table-cell>
          <table:table-cell table:formula="of:=[diffusivity.L5] + ['Diffusivity Correction'.L5]" office:value-type="float" office:value="0" calcext:value-type="float">
            <text:p>0.00</text:p>
          </table:table-cell>
          <table:table-cell table:formula="of:=SQRT([diffusivity.M5]^2 + ['Diffusivity Correction'.M5]^2)" office:value-type="float" office:value="0" calcext:value-type="float">
            <text:p>0.00</text:p>
          </table:table-cell>
          <table:table-cell table:formula="of:=[diffusivity.N5] + ['Diffusivity Correction'.N5]" office:value-type="float" office:value="0" calcext:value-type="float">
            <text:p>0.00</text:p>
          </table:table-cell>
          <table:table-cell table:formula="of:=SQRT([diffusivity.O5]^2 + ['Diffusivity Correction'.O5]^2)" office:value-type="float" office:value="0" calcext:value-type="float">
            <text:p>0.00</text:p>
          </table:table-cell>
          <table:table-cell table:formula="of:=[diffusivity.P5] + ['Diffusivity Correction'.P5]" office:value-type="float" office:value="0" calcext:value-type="float">
            <text:p>0.00</text:p>
          </table:table-cell>
          <table:table-cell table:formula="of:=SQRT([diffusivity.Q5]^2 + ['Diffusivity Correction'.Q5]^2)" office:value-type="float" office:value="0" calcext:value-type="float">
            <text:p>0.00</text:p>
          </table:table-cell>
          <table:table-cell table:formula="of:=[diffusivity.R5] + ['Diffusivity Correction'.R5]" office:value-type="float" office:value="0" calcext:value-type="float">
            <text:p>0.00</text:p>
          </table:table-cell>
          <table:table-cell table:formula="of:=SQRT([diffusivity.S5]^2 + ['Diffusivity Correction'.S5]^2)" office:value-type="float" office:value="0" calcext:value-type="float">
            <text:p>0.00</text:p>
          </table:table-cell>
          <table:table-cell table:formula="of:=[diffusivity.T5] + ['Diffusivity Correction'.T5]" office:value-type="float" office:value="0" calcext:value-type="float">
            <text:p>0.00</text:p>
          </table:table-cell>
          <table:table-cell table:formula="of:=SQRT([diffusivity.U5]^2 + ['Diffusivity Correction'.U5]^2)" office:value-type="float" office:value="0" calcext:value-type="float">
            <text:p>0.00</text:p>
          </table:table-cell>
          <table:table-cell/>
          <table:table-cell table:style-name="ce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formula="of:=[diffusivity.D6] + ['Diffusivity Correction'.D6]" office:value-type="float" office:value="0" calcext:value-type="float">
            <text:p>0.00</text:p>
          </table:table-cell>
          <table:table-cell table:formula="of:=SQRT([diffusivity.E6]^2 + ['Diffusivity Correction'.E6]^2)" office:value-type="float" office:value="0" calcext:value-type="float">
            <text:p>0.00</text:p>
          </table:table-cell>
          <table:table-cell table:formula="of:=[diffusivity.F6] + ['Diffusivity Correction'.F6]" office:value-type="float" office:value="0" calcext:value-type="float">
            <text:p>0.00</text:p>
          </table:table-cell>
          <table:table-cell table:formula="of:=SQRT([diffusivity.G6]^2 + ['Diffusivity Correction'.G6]^2)" office:value-type="float" office:value="0" calcext:value-type="float">
            <text:p>0.00</text:p>
          </table:table-cell>
          <table:table-cell table:formula="of:=[diffusivity.H6] + ['Diffusivity Correction'.H6]" office:value-type="float" office:value="3.842" calcext:value-type="float">
            <text:p>3.84</text:p>
          </table:table-cell>
          <table:table-cell table:formula="of:=SQRT([diffusivity.I6]^2 + ['Diffusivity Correction'.I6]^2)" office:value-type="float" office:value="0.064696522317664" calcext:value-type="float">
            <text:p>0.06</text:p>
          </table:table-cell>
          <table:table-cell table:formula="of:=[diffusivity.J6] + ['Diffusivity Correction'.J6]" office:value-type="float" office:value="0" calcext:value-type="float">
            <text:p>0.00</text:p>
          </table:table-cell>
          <table:table-cell table:formula="of:=SQRT([diffusivity.K6]^2 + ['Diffusivity Correction'.K6]^2)" office:value-type="float" office:value="0" calcext:value-type="float">
            <text:p>0.00</text:p>
          </table:table-cell>
          <table:table-cell table:formula="of:=[diffusivity.L6] + ['Diffusivity Correction'.L6]" office:value-type="float" office:value="0" calcext:value-type="float">
            <text:p>0.00</text:p>
          </table:table-cell>
          <table:table-cell table:formula="of:=SQRT([diffusivity.M6]^2 + ['Diffusivity Correction'.M6]^2)" office:value-type="float" office:value="0" calcext:value-type="float">
            <text:p>0.00</text:p>
          </table:table-cell>
          <table:table-cell table:formula="of:=[diffusivity.N6] + ['Diffusivity Correction'.N6]" office:value-type="float" office:value="0" calcext:value-type="float">
            <text:p>0.00</text:p>
          </table:table-cell>
          <table:table-cell table:formula="of:=SQRT([diffusivity.O6]^2 + ['Diffusivity Correction'.O6]^2)" office:value-type="float" office:value="0" calcext:value-type="float">
            <text:p>0.00</text:p>
          </table:table-cell>
          <table:table-cell table:formula="of:=[diffusivity.P6] + ['Diffusivity Correction'.P6]" office:value-type="float" office:value="0" calcext:value-type="float">
            <text:p>0.00</text:p>
          </table:table-cell>
          <table:table-cell table:formula="of:=SQRT([diffusivity.Q6]^2 + ['Diffusivity Correction'.Q6]^2)" office:value-type="float" office:value="0" calcext:value-type="float">
            <text:p>0.00</text:p>
          </table:table-cell>
          <table:table-cell table:formula="of:=[diffusivity.R6] + ['Diffusivity Correction'.R6]" office:value-type="float" office:value="0" calcext:value-type="float">
            <text:p>0.00</text:p>
          </table:table-cell>
          <table:table-cell table:formula="of:=SQRT([diffusivity.S6]^2 + ['Diffusivity Correction'.S6]^2)" office:value-type="float" office:value="0" calcext:value-type="float">
            <text:p>0.00</text:p>
          </table:table-cell>
          <table:table-cell table:formula="of:=[diffusivity.T6] + ['Diffusivity Correction'.T6]" office:value-type="float" office:value="0" calcext:value-type="float">
            <text:p>0.00</text:p>
          </table:table-cell>
          <table:table-cell table:formula="of:=SQRT([diffusivity.U6]^2 + ['Diffusivity Correction'.U6]^2)" office:value-type="float" office:value="0" calcext:value-type="float">
            <text:p>0.00</text:p>
          </table:table-cell>
          <table:table-cell/>
          <table:table-cell table:style-name="ce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formula="of:=[diffusivity.D7] + ['Diffusivity Correction'.D7]" office:value-type="float" office:value="0" calcext:value-type="float">
            <text:p>0.00</text:p>
          </table:table-cell>
          <table:table-cell table:formula="of:=SQRT([diffusivity.E7]^2 + ['Diffusivity Correction'.E7]^2)" office:value-type="float" office:value="0" calcext:value-type="float">
            <text:p>0.00</text:p>
          </table:table-cell>
          <table:table-cell table:formula="of:=[diffusivity.F7] + ['Diffusivity Correction'.F7]" office:value-type="float" office:value="0" calcext:value-type="float">
            <text:p>0.00</text:p>
          </table:table-cell>
          <table:table-cell table:formula="of:=SQRT([diffusivity.G7]^2 + ['Diffusivity Correction'.G7]^2)" office:value-type="float" office:value="0" calcext:value-type="float">
            <text:p>0.00</text:p>
          </table:table-cell>
          <table:table-cell table:formula="of:=[diffusivity.H7] + ['Diffusivity Correction'.H7]" office:value-type="float" office:value="6.005" calcext:value-type="float">
            <text:p>6.01</text:p>
          </table:table-cell>
          <table:table-cell table:formula="of:=SQRT([diffusivity.I7]^2 + ['Diffusivity Correction'.I7]^2)" office:value-type="float" office:value="0.142042247236518" calcext:value-type="float">
            <text:p>0.14</text:p>
          </table:table-cell>
          <table:table-cell table:formula="of:=[diffusivity.J7] + ['Diffusivity Correction'.J7]" office:value-type="float" office:value="0" calcext:value-type="float">
            <text:p>0.00</text:p>
          </table:table-cell>
          <table:table-cell table:formula="of:=SQRT([diffusivity.K7]^2 + ['Diffusivity Correction'.K7]^2)" office:value-type="float" office:value="0" calcext:value-type="float">
            <text:p>0.00</text:p>
          </table:table-cell>
          <table:table-cell table:formula="of:=[diffusivity.L7] + ['Diffusivity Correction'.L7]" office:value-type="float" office:value="0" calcext:value-type="float">
            <text:p>0.00</text:p>
          </table:table-cell>
          <table:table-cell table:formula="of:=SQRT([diffusivity.M7]^2 + ['Diffusivity Correction'.M7]^2)" office:value-type="float" office:value="0" calcext:value-type="float">
            <text:p>0.00</text:p>
          </table:table-cell>
          <table:table-cell table:formula="of:=[diffusivity.N7] + ['Diffusivity Correction'.N7]" office:value-type="float" office:value="0" calcext:value-type="float">
            <text:p>0.00</text:p>
          </table:table-cell>
          <table:table-cell table:formula="of:=SQRT([diffusivity.O7]^2 + ['Diffusivity Correction'.O7]^2)" office:value-type="float" office:value="0" calcext:value-type="float">
            <text:p>0.00</text:p>
          </table:table-cell>
          <table:table-cell table:formula="of:=[diffusivity.P7] + ['Diffusivity Correction'.P7]" office:value-type="float" office:value="0" calcext:value-type="float">
            <text:p>0.00</text:p>
          </table:table-cell>
          <table:table-cell table:formula="of:=SQRT([diffusivity.Q7]^2 + ['Diffusivity Correction'.Q7]^2)" office:value-type="float" office:value="0" calcext:value-type="float">
            <text:p>0.00</text:p>
          </table:table-cell>
          <table:table-cell table:formula="of:=[diffusivity.R7] + ['Diffusivity Correction'.R7]" office:value-type="float" office:value="0" calcext:value-type="float">
            <text:p>0.00</text:p>
          </table:table-cell>
          <table:table-cell table:formula="of:=SQRT([diffusivity.S7]^2 + ['Diffusivity Correction'.S7]^2)" office:value-type="float" office:value="0" calcext:value-type="float">
            <text:p>0.00</text:p>
          </table:table-cell>
          <table:table-cell table:formula="of:=[diffusivity.T7] + ['Diffusivity Correction'.T7]" office:value-type="float" office:value="0" calcext:value-type="float">
            <text:p>0.00</text:p>
          </table:table-cell>
          <table:table-cell table:formula="of:=SQRT([diffusivity.U7]^2 + ['Diffusivity Correction'.U7]^2)" office:value-type="float" office:value="0" calcext:value-type="float">
            <text:p>0.00</text:p>
          </table:table-cell>
          <table:table-cell/>
          <table:table-cell table:style-name="ce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formula="of:=[diffusivity.D8] + ['Diffusivity Correction'.D8]" office:value-type="float" office:value="0" calcext:value-type="float">
            <text:p>0.00</text:p>
          </table:table-cell>
          <table:table-cell table:formula="of:=SQRT([diffusivity.E8]^2 + ['Diffusivity Correction'.E8]^2)" office:value-type="float" office:value="0" calcext:value-type="float">
            <text:p>0.00</text:p>
          </table:table-cell>
          <table:table-cell table:formula="of:=[diffusivity.F8] + ['Diffusivity Correction'.F8]" office:value-type="float" office:value="0" calcext:value-type="float">
            <text:p>0.00</text:p>
          </table:table-cell>
          <table:table-cell table:formula="of:=SQRT([diffusivity.G8]^2 + ['Diffusivity Correction'.G8]^2)" office:value-type="float" office:value="0" calcext:value-type="float">
            <text:p>0.00</text:p>
          </table:table-cell>
          <table:table-cell table:formula="of:=[diffusivity.H8] + ['Diffusivity Correction'.H8]" office:value-type="float" office:value="0" calcext:value-type="float">
            <text:p>0.00</text:p>
          </table:table-cell>
          <table:table-cell table:formula="of:=SQRT([diffusivity.I8]^2 + ['Diffusivity Correction'.I8]^2)" office:value-type="float" office:value="0" calcext:value-type="float">
            <text:p>0.00</text:p>
          </table:table-cell>
          <table:table-cell table:formula="of:=[diffusivity.J8] + ['Diffusivity Correction'.J8]" office:value-type="float" office:value="0" calcext:value-type="float">
            <text:p>0.00</text:p>
          </table:table-cell>
          <table:table-cell table:formula="of:=SQRT([diffusivity.K8]^2 + ['Diffusivity Correction'.K8]^2)" office:value-type="float" office:value="0" calcext:value-type="float">
            <text:p>0.00</text:p>
          </table:table-cell>
          <table:table-cell table:formula="of:=[diffusivity.L8] + ['Diffusivity Correction'.L8]" office:value-type="float" office:value="0" calcext:value-type="float">
            <text:p>0.00</text:p>
          </table:table-cell>
          <table:table-cell table:formula="of:=SQRT([diffusivity.M8]^2 + ['Diffusivity Correction'.M8]^2)" office:value-type="float" office:value="0" calcext:value-type="float">
            <text:p>0.00</text:p>
          </table:table-cell>
          <table:table-cell table:formula="of:=[diffusivity.N8] + ['Diffusivity Correction'.N8]" office:value-type="float" office:value="0" calcext:value-type="float">
            <text:p>0.00</text:p>
          </table:table-cell>
          <table:table-cell table:formula="of:=SQRT([diffusivity.O8]^2 + ['Diffusivity Correction'.O8]^2)" office:value-type="float" office:value="0" calcext:value-type="float">
            <text:p>0.00</text:p>
          </table:table-cell>
          <table:table-cell table:formula="of:=[diffusivity.P8] + ['Diffusivity Correction'.P8]" office:value-type="float" office:value="0" calcext:value-type="float">
            <text:p>0.00</text:p>
          </table:table-cell>
          <table:table-cell table:formula="of:=SQRT([diffusivity.Q8]^2 + ['Diffusivity Correction'.Q8]^2)" office:value-type="float" office:value="0" calcext:value-type="float">
            <text:p>0.00</text:p>
          </table:table-cell>
          <table:table-cell table:formula="of:=[diffusivity.R8] + ['Diffusivity Correction'.R8]" office:value-type="float" office:value="0" calcext:value-type="float">
            <text:p>0.00</text:p>
          </table:table-cell>
          <table:table-cell table:formula="of:=SQRT([diffusivity.S8]^2 + ['Diffusivity Correction'.S8]^2)" office:value-type="float" office:value="0" calcext:value-type="float">
            <text:p>0.00</text:p>
          </table:table-cell>
          <table:table-cell table:formula="of:=[diffusivity.T8] + ['Diffusivity Correction'.T8]" office:value-type="float" office:value="0" calcext:value-type="float">
            <text:p>0.00</text:p>
          </table:table-cell>
          <table:table-cell table:formula="of:=SQRT([diffusivity.U8]^2 + ['Diffusivity Correction'.U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formula="of:=[diffusivity.D9] + ['Diffusivity Correction'.D9]" office:value-type="float" office:value="0" calcext:value-type="float">
            <text:p>0.00</text:p>
          </table:table-cell>
          <table:table-cell table:formula="of:=SQRT([diffusivity.E9]^2 + ['Diffusivity Correction'.E9]^2)" office:value-type="float" office:value="0" calcext:value-type="float">
            <text:p>0.00</text:p>
          </table:table-cell>
          <table:table-cell table:formula="of:=[diffusivity.F9] + ['Diffusivity Correction'.F9]" office:value-type="float" office:value="0" calcext:value-type="float">
            <text:p>0.00</text:p>
          </table:table-cell>
          <table:table-cell table:formula="of:=SQRT([diffusivity.G9]^2 + ['Diffusivity Correction'.G9]^2)" office:value-type="float" office:value="0" calcext:value-type="float">
            <text:p>0.00</text:p>
          </table:table-cell>
          <table:table-cell table:formula="of:=[diffusivity.H9] + ['Diffusivity Correction'.H9]" office:value-type="float" office:value="4.135" calcext:value-type="float">
            <text:p>4.14</text:p>
          </table:table-cell>
          <table:table-cell table:formula="of:=SQRT([diffusivity.I9]^2 + ['Diffusivity Correction'.I9]^2)" office:value-type="float" office:value="0.153587108834042" calcext:value-type="float">
            <text:p>0.15</text:p>
          </table:table-cell>
          <table:table-cell table:formula="of:=[diffusivity.J9] + ['Diffusivity Correction'.J9]" office:value-type="float" office:value="0" calcext:value-type="float">
            <text:p>0.00</text:p>
          </table:table-cell>
          <table:table-cell table:formula="of:=SQRT([diffusivity.K9]^2 + ['Diffusivity Correction'.K9]^2)" office:value-type="float" office:value="0" calcext:value-type="float">
            <text:p>0.00</text:p>
          </table:table-cell>
          <table:table-cell table:formula="of:=[diffusivity.L9] + ['Diffusivity Correction'.L9]" office:value-type="float" office:value="0" calcext:value-type="float">
            <text:p>0.00</text:p>
          </table:table-cell>
          <table:table-cell table:formula="of:=SQRT([diffusivity.M9]^2 + ['Diffusivity Correction'.M9]^2)" office:value-type="float" office:value="0" calcext:value-type="float">
            <text:p>0.00</text:p>
          </table:table-cell>
          <table:table-cell table:formula="of:=[diffusivity.N9] + ['Diffusivity Correction'.N9]" office:value-type="float" office:value="0" calcext:value-type="float">
            <text:p>0.00</text:p>
          </table:table-cell>
          <table:table-cell table:formula="of:=SQRT([diffusivity.O9]^2 + ['Diffusivity Correction'.O9]^2)" office:value-type="float" office:value="0" calcext:value-type="float">
            <text:p>0.00</text:p>
          </table:table-cell>
          <table:table-cell table:formula="of:=[diffusivity.P9] + ['Diffusivity Correction'.P9]" office:value-type="float" office:value="0" calcext:value-type="float">
            <text:p>0.00</text:p>
          </table:table-cell>
          <table:table-cell table:formula="of:=SQRT([diffusivity.Q9]^2 + ['Diffusivity Correction'.Q9]^2)" office:value-type="float" office:value="0" calcext:value-type="float">
            <text:p>0.00</text:p>
          </table:table-cell>
          <table:table-cell table:formula="of:=[diffusivity.R9] + ['Diffusivity Correction'.R9]" office:value-type="float" office:value="0" calcext:value-type="float">
            <text:p>0.00</text:p>
          </table:table-cell>
          <table:table-cell table:formula="of:=SQRT([diffusivity.S9]^2 + ['Diffusivity Correction'.S9]^2)" office:value-type="float" office:value="0" calcext:value-type="float">
            <text:p>0.00</text:p>
          </table:table-cell>
          <table:table-cell table:formula="of:=[diffusivity.T9] + ['Diffusivity Correction'.T9]" office:value-type="float" office:value="0" calcext:value-type="float">
            <text:p>0.00</text:p>
          </table:table-cell>
          <table:table-cell table:formula="of:=SQRT([diffusivity.U9]^2 + ['Diffusivity Correction'.U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10] + ['Diffusivity Correction'.D10]" office:value-type="float" office:value="0" calcext:value-type="float">
            <text:p>0.00</text:p>
          </table:table-cell>
          <table:table-cell table:formula="of:=SQRT([diffusivity.E10]^2 + ['Diffusivity Correction'.E10]^2)" office:value-type="float" office:value="0" calcext:value-type="float">
            <text:p>0.00</text:p>
          </table:table-cell>
          <table:table-cell table:formula="of:=[diffusivity.F10] + ['Diffusivity Correction'.F10]" office:value-type="float" office:value="0" calcext:value-type="float">
            <text:p>0.00</text:p>
          </table:table-cell>
          <table:table-cell table:formula="of:=SQRT([diffusivity.G10]^2 + ['Diffusivity Correction'.G10]^2)" office:value-type="float" office:value="0" calcext:value-type="float">
            <text:p>0.00</text:p>
          </table:table-cell>
          <table:table-cell table:formula="of:=[diffusivity.H10] + ['Diffusivity Correction'.H10]" office:value-type="float" office:value="4" calcext:value-type="float">
            <text:p>4.00</text:p>
          </table:table-cell>
          <table:table-cell table:formula="of:=SQRT([diffusivity.I10]^2 + ['Diffusivity Correction'.I10]^2)" office:value-type="float" office:value="0.0567768438714235" calcext:value-type="float">
            <text:p>0.06</text:p>
          </table:table-cell>
          <table:table-cell table:formula="of:=[diffusivity.J10] + ['Diffusivity Correction'.J10]" office:value-type="float" office:value="0" calcext:value-type="float">
            <text:p>0.00</text:p>
          </table:table-cell>
          <table:table-cell table:formula="of:=SQRT([diffusivity.K10]^2 + ['Diffusivity Correction'.K10]^2)" office:value-type="float" office:value="0" calcext:value-type="float">
            <text:p>0.00</text:p>
          </table:table-cell>
          <table:table-cell table:formula="of:=[diffusivity.L10] + ['Diffusivity Correction'.L10]" office:value-type="float" office:value="0" calcext:value-type="float">
            <text:p>0.00</text:p>
          </table:table-cell>
          <table:table-cell table:formula="of:=SQRT([diffusivity.M10]^2 + ['Diffusivity Correction'.M10]^2)" office:value-type="float" office:value="0" calcext:value-type="float">
            <text:p>0.00</text:p>
          </table:table-cell>
          <table:table-cell table:formula="of:=[diffusivity.N10] + ['Diffusivity Correction'.N10]" office:value-type="float" office:value="0" calcext:value-type="float">
            <text:p>0.00</text:p>
          </table:table-cell>
          <table:table-cell table:formula="of:=SQRT([diffusivity.O10]^2 + ['Diffusivity Correction'.O10]^2)" office:value-type="float" office:value="0" calcext:value-type="float">
            <text:p>0.00</text:p>
          </table:table-cell>
          <table:table-cell table:formula="of:=[diffusivity.P10] + ['Diffusivity Correction'.P10]" office:value-type="float" office:value="0" calcext:value-type="float">
            <text:p>0.00</text:p>
          </table:table-cell>
          <table:table-cell table:formula="of:=SQRT([diffusivity.Q10]^2 + ['Diffusivity Correction'.Q10]^2)" office:value-type="float" office:value="0" calcext:value-type="float">
            <text:p>0.00</text:p>
          </table:table-cell>
          <table:table-cell table:formula="of:=[diffusivity.R10] + ['Diffusivity Correction'.R10]" office:value-type="float" office:value="0" calcext:value-type="float">
            <text:p>0.00</text:p>
          </table:table-cell>
          <table:table-cell table:formula="of:=SQRT([diffusivity.S10]^2 + ['Diffusivity Correction'.S10]^2)" office:value-type="float" office:value="0" calcext:value-type="float">
            <text:p>0.00</text:p>
          </table:table-cell>
          <table:table-cell table:formula="of:=[diffusivity.T10] + ['Diffusivity Correction'.T10]" office:value-type="float" office:value="0" calcext:value-type="float">
            <text:p>0.00</text:p>
          </table:table-cell>
          <table:table-cell table:formula="of:=SQRT([diffusivity.U10]^2 + ['Diffusivity Correction'.U10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11] + ['Diffusivity Correction'.D11]" office:value-type="float" office:value="0" calcext:value-type="float">
            <text:p>0.00</text:p>
          </table:table-cell>
          <table:table-cell table:formula="of:=SQRT([diffusivity.E11]^2 + ['Diffusivity Correction'.E11]^2)" office:value-type="float" office:value="0" calcext:value-type="float">
            <text:p>0.00</text:p>
          </table:table-cell>
          <table:table-cell table:formula="of:=[diffusivity.F11] + ['Diffusivity Correction'.F11]" office:value-type="float" office:value="0" calcext:value-type="float">
            <text:p>0.00</text:p>
          </table:table-cell>
          <table:table-cell table:formula="of:=SQRT([diffusivity.G11]^2 + ['Diffusivity Correction'.G11]^2)" office:value-type="float" office:value="0" calcext:value-type="float">
            <text:p>0.00</text:p>
          </table:table-cell>
          <table:table-cell table:formula="of:=[diffusivity.H11] + ['Diffusivity Correction'.H11]" office:value-type="float" office:value="3.693" calcext:value-type="float">
            <text:p>3.69</text:p>
          </table:table-cell>
          <table:table-cell table:formula="of:=SQRT([diffusivity.I11]^2 + ['Diffusivity Correction'.I11]^2)" office:value-type="float" office:value="0.0524069651859369" calcext:value-type="float">
            <text:p>0.05</text:p>
          </table:table-cell>
          <table:table-cell table:formula="of:=[diffusivity.J11] + ['Diffusivity Correction'.J11]" office:value-type="float" office:value="0" calcext:value-type="float">
            <text:p>0.00</text:p>
          </table:table-cell>
          <table:table-cell table:formula="of:=SQRT([diffusivity.K11]^2 + ['Diffusivity Correction'.K11]^2)" office:value-type="float" office:value="0" calcext:value-type="float">
            <text:p>0.00</text:p>
          </table:table-cell>
          <table:table-cell table:formula="of:=[diffusivity.L11] + ['Diffusivity Correction'.L11]" office:value-type="float" office:value="0" calcext:value-type="float">
            <text:p>0.00</text:p>
          </table:table-cell>
          <table:table-cell table:formula="of:=SQRT([diffusivity.M11]^2 + ['Diffusivity Correction'.M11]^2)" office:value-type="float" office:value="0" calcext:value-type="float">
            <text:p>0.00</text:p>
          </table:table-cell>
          <table:table-cell table:formula="of:=[diffusivity.N11] + ['Diffusivity Correction'.N11]" office:value-type="float" office:value="0" calcext:value-type="float">
            <text:p>0.00</text:p>
          </table:table-cell>
          <table:table-cell table:formula="of:=SQRT([diffusivity.O11]^2 + ['Diffusivity Correction'.O11]^2)" office:value-type="float" office:value="0" calcext:value-type="float">
            <text:p>0.00</text:p>
          </table:table-cell>
          <table:table-cell table:formula="of:=[diffusivity.P11] + ['Diffusivity Correction'.P11]" office:value-type="float" office:value="0" calcext:value-type="float">
            <text:p>0.00</text:p>
          </table:table-cell>
          <table:table-cell table:formula="of:=SQRT([diffusivity.Q11]^2 + ['Diffusivity Correction'.Q11]^2)" office:value-type="float" office:value="0" calcext:value-type="float">
            <text:p>0.00</text:p>
          </table:table-cell>
          <table:table-cell table:formula="of:=[diffusivity.R11] + ['Diffusivity Correction'.R11]" office:value-type="float" office:value="0" calcext:value-type="float">
            <text:p>0.00</text:p>
          </table:table-cell>
          <table:table-cell table:formula="of:=SQRT([diffusivity.S11]^2 + ['Diffusivity Correction'.S11]^2)" office:value-type="float" office:value="0" calcext:value-type="float">
            <text:p>0.00</text:p>
          </table:table-cell>
          <table:table-cell table:formula="of:=[diffusivity.T11] + ['Diffusivity Correction'.T11]" office:value-type="float" office:value="0" calcext:value-type="float">
            <text:p>0.00</text:p>
          </table:table-cell>
          <table:table-cell table:formula="of:=SQRT([diffusivity.U11]^2 + ['Diffusivity Correction'.U11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12] + ['Diffusivity Correction'.D12]" office:value-type="float" office:value="0" calcext:value-type="float">
            <text:p>0.00</text:p>
          </table:table-cell>
          <table:table-cell table:formula="of:=SQRT([diffusivity.E12]^2 + ['Diffusivity Correction'.E12]^2)" office:value-type="float" office:value="0" calcext:value-type="float">
            <text:p>0.00</text:p>
          </table:table-cell>
          <table:table-cell table:formula="of:=[diffusivity.F12] + ['Diffusivity Correction'.F12]" office:value-type="float" office:value="0" calcext:value-type="float">
            <text:p>0.00</text:p>
          </table:table-cell>
          <table:table-cell table:formula="of:=SQRT([diffusivity.G12]^2 + ['Diffusivity Correction'.G12]^2)" office:value-type="float" office:value="0" calcext:value-type="float">
            <text:p>0.00</text:p>
          </table:table-cell>
          <table:table-cell table:formula="of:=[diffusivity.H12] + ['Diffusivity Correction'.H12]" office:value-type="float" office:value="0" calcext:value-type="float">
            <text:p>0.00</text:p>
          </table:table-cell>
          <table:table-cell table:formula="of:=SQRT([diffusivity.I12]^2 + ['Diffusivity Correction'.I12]^2)" office:value-type="float" office:value="0" calcext:value-type="float">
            <text:p>0.00</text:p>
          </table:table-cell>
          <table:table-cell table:formula="of:=[diffusivity.J12] + ['Diffusivity Correction'.J12]" office:value-type="float" office:value="0" calcext:value-type="float">
            <text:p>0.00</text:p>
          </table:table-cell>
          <table:table-cell table:formula="of:=SQRT([diffusivity.K12]^2 + ['Diffusivity Correction'.K12]^2)" office:value-type="float" office:value="0" calcext:value-type="float">
            <text:p>0.00</text:p>
          </table:table-cell>
          <table:table-cell table:formula="of:=[diffusivity.L12] + ['Diffusivity Correction'.L12]" office:value-type="float" office:value="0" calcext:value-type="float">
            <text:p>0.00</text:p>
          </table:table-cell>
          <table:table-cell table:formula="of:=SQRT([diffusivity.M12]^2 + ['Diffusivity Correction'.M12]^2)" office:value-type="float" office:value="0" calcext:value-type="float">
            <text:p>0.00</text:p>
          </table:table-cell>
          <table:table-cell table:formula="of:=[diffusivity.N12] + ['Diffusivity Correction'.N12]" office:value-type="float" office:value="0" calcext:value-type="float">
            <text:p>0.00</text:p>
          </table:table-cell>
          <table:table-cell table:formula="of:=SQRT([diffusivity.O12]^2 + ['Diffusivity Correction'.O12]^2)" office:value-type="float" office:value="0" calcext:value-type="float">
            <text:p>0.00</text:p>
          </table:table-cell>
          <table:table-cell table:formula="of:=[diffusivity.P12] + ['Diffusivity Correction'.P12]" office:value-type="float" office:value="0" calcext:value-type="float">
            <text:p>0.00</text:p>
          </table:table-cell>
          <table:table-cell table:formula="of:=SQRT([diffusivity.Q12]^2 + ['Diffusivity Correction'.Q12]^2)" office:value-type="float" office:value="0" calcext:value-type="float">
            <text:p>0.00</text:p>
          </table:table-cell>
          <table:table-cell table:formula="of:=[diffusivity.R12] + ['Diffusivity Correction'.R12]" office:value-type="float" office:value="0" calcext:value-type="float">
            <text:p>0.00</text:p>
          </table:table-cell>
          <table:table-cell table:formula="of:=SQRT([diffusivity.S12]^2 + ['Diffusivity Correction'.S12]^2)" office:value-type="float" office:value="0" calcext:value-type="float">
            <text:p>0.00</text:p>
          </table:table-cell>
          <table:table-cell table:formula="of:=[diffusivity.T12] + ['Diffusivity Correction'.T12]" office:value-type="float" office:value="0" calcext:value-type="float">
            <text:p>0.00</text:p>
          </table:table-cell>
          <table:table-cell table:formula="of:=SQRT([diffusivity.U12]^2 + ['Diffusivity Correction'.U12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formula="of:=[diffusivity.D13] + ['Diffusivity Correction'.D13]" office:value-type="float" office:value="0" calcext:value-type="float">
            <text:p>0.00</text:p>
          </table:table-cell>
          <table:table-cell table:formula="of:=SQRT([diffusivity.E13]^2 + ['Diffusivity Correction'.E13]^2)" office:value-type="float" office:value="0" calcext:value-type="float">
            <text:p>0.00</text:p>
          </table:table-cell>
          <table:table-cell table:formula="of:=[diffusivity.F13] + ['Diffusivity Correction'.F13]" office:value-type="float" office:value="0" calcext:value-type="float">
            <text:p>0.00</text:p>
          </table:table-cell>
          <table:table-cell table:formula="of:=SQRT([diffusivity.G13]^2 + ['Diffusivity Correction'.G13]^2)" office:value-type="float" office:value="0" calcext:value-type="float">
            <text:p>0.00</text:p>
          </table:table-cell>
          <table:table-cell table:formula="of:=[diffusivity.H13] + ['Diffusivity Correction'.H13]" office:value-type="float" office:value="3.546" calcext:value-type="float">
            <text:p>3.55</text:p>
          </table:table-cell>
          <table:table-cell table:formula="of:=SQRT([diffusivity.I13]^2 + ['Diffusivity Correction'.I13]^2)" office:value-type="float" office:value="0.0493478469641787" calcext:value-type="float">
            <text:p>0.05</text:p>
          </table:table-cell>
          <table:table-cell table:formula="of:=[diffusivity.J13] + ['Diffusivity Correction'.J13]" office:value-type="float" office:value="0" calcext:value-type="float">
            <text:p>0.00</text:p>
          </table:table-cell>
          <table:table-cell table:formula="of:=SQRT([diffusivity.K13]^2 + ['Diffusivity Correction'.K13]^2)" office:value-type="float" office:value="0" calcext:value-type="float">
            <text:p>0.00</text:p>
          </table:table-cell>
          <table:table-cell table:formula="of:=[diffusivity.L13] + ['Diffusivity Correction'.L13]" office:value-type="float" office:value="0" calcext:value-type="float">
            <text:p>0.00</text:p>
          </table:table-cell>
          <table:table-cell table:formula="of:=SQRT([diffusivity.M13]^2 + ['Diffusivity Correction'.M13]^2)" office:value-type="float" office:value="0" calcext:value-type="float">
            <text:p>0.00</text:p>
          </table:table-cell>
          <table:table-cell table:formula="of:=[diffusivity.N13] + ['Diffusivity Correction'.N13]" office:value-type="float" office:value="0" calcext:value-type="float">
            <text:p>0.00</text:p>
          </table:table-cell>
          <table:table-cell table:formula="of:=SQRT([diffusivity.O13]^2 + ['Diffusivity Correction'.O13]^2)" office:value-type="float" office:value="0" calcext:value-type="float">
            <text:p>0.00</text:p>
          </table:table-cell>
          <table:table-cell table:formula="of:=[diffusivity.P13] + ['Diffusivity Correction'.P13]" office:value-type="float" office:value="0" calcext:value-type="float">
            <text:p>0.00</text:p>
          </table:table-cell>
          <table:table-cell table:formula="of:=SQRT([diffusivity.Q13]^2 + ['Diffusivity Correction'.Q13]^2)" office:value-type="float" office:value="0" calcext:value-type="float">
            <text:p>0.00</text:p>
          </table:table-cell>
          <table:table-cell table:formula="of:=[diffusivity.R13] + ['Diffusivity Correction'.R13]" office:value-type="float" office:value="0" calcext:value-type="float">
            <text:p>0.00</text:p>
          </table:table-cell>
          <table:table-cell table:formula="of:=SQRT([diffusivity.S13]^2 + ['Diffusivity Correction'.S13]^2)" office:value-type="float" office:value="0" calcext:value-type="float">
            <text:p>0.00</text:p>
          </table:table-cell>
          <table:table-cell table:formula="of:=[diffusivity.T13] + ['Diffusivity Correction'.T13]" office:value-type="float" office:value="0" calcext:value-type="float">
            <text:p>0.00</text:p>
          </table:table-cell>
          <table:table-cell table:formula="of:=SQRT([diffusivity.U13]^2 + ['Diffusivity Correction'.U13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14] + ['Diffusivity Correction'.D14]" office:value-type="float" office:value="0" calcext:value-type="float">
            <text:p>0.00</text:p>
          </table:table-cell>
          <table:table-cell table:formula="of:=SQRT([diffusivity.E14]^2 + ['Diffusivity Correction'.E14]^2)" office:value-type="float" office:value="0" calcext:value-type="float">
            <text:p>0.00</text:p>
          </table:table-cell>
          <table:table-cell table:formula="of:=[diffusivity.F14] + ['Diffusivity Correction'.F14]" office:value-type="float" office:value="0" calcext:value-type="float">
            <text:p>0.00</text:p>
          </table:table-cell>
          <table:table-cell table:formula="of:=SQRT([diffusivity.G14]^2 + ['Diffusivity Correction'.G14]^2)" office:value-type="float" office:value="0" calcext:value-type="float">
            <text:p>0.00</text:p>
          </table:table-cell>
          <table:table-cell table:formula="of:=[diffusivity.H14] + ['Diffusivity Correction'.H14]" office:value-type="float" office:value="3.507" calcext:value-type="float">
            <text:p>3.51</text:p>
          </table:table-cell>
          <table:table-cell table:formula="of:=SQRT([diffusivity.I14]^2 + ['Diffusivity Correction'.I14]^2)" office:value-type="float" office:value="0.0359449579218004" calcext:value-type="float">
            <text:p>0.04</text:p>
          </table:table-cell>
          <table:table-cell table:formula="of:=[diffusivity.J14] + ['Diffusivity Correction'.J14]" office:value-type="float" office:value="0" calcext:value-type="float">
            <text:p>0.00</text:p>
          </table:table-cell>
          <table:table-cell table:formula="of:=SQRT([diffusivity.K14]^2 + ['Diffusivity Correction'.K14]^2)" office:value-type="float" office:value="0" calcext:value-type="float">
            <text:p>0.00</text:p>
          </table:table-cell>
          <table:table-cell table:formula="of:=[diffusivity.L14] + ['Diffusivity Correction'.L14]" office:value-type="float" office:value="0" calcext:value-type="float">
            <text:p>0.00</text:p>
          </table:table-cell>
          <table:table-cell table:formula="of:=SQRT([diffusivity.M14]^2 + ['Diffusivity Correction'.M14]^2)" office:value-type="float" office:value="0" calcext:value-type="float">
            <text:p>0.00</text:p>
          </table:table-cell>
          <table:table-cell table:formula="of:=[diffusivity.N14] + ['Diffusivity Correction'.N14]" office:value-type="float" office:value="0" calcext:value-type="float">
            <text:p>0.00</text:p>
          </table:table-cell>
          <table:table-cell table:formula="of:=SQRT([diffusivity.O14]^2 + ['Diffusivity Correction'.O14]^2)" office:value-type="float" office:value="0" calcext:value-type="float">
            <text:p>0.00</text:p>
          </table:table-cell>
          <table:table-cell table:formula="of:=[diffusivity.P14] + ['Diffusivity Correction'.P14]" office:value-type="float" office:value="0" calcext:value-type="float">
            <text:p>0.00</text:p>
          </table:table-cell>
          <table:table-cell table:formula="of:=SQRT([diffusivity.Q14]^2 + ['Diffusivity Correction'.Q14]^2)" office:value-type="float" office:value="0" calcext:value-type="float">
            <text:p>0.00</text:p>
          </table:table-cell>
          <table:table-cell table:formula="of:=[diffusivity.R14] + ['Diffusivity Correction'.R14]" office:value-type="float" office:value="0" calcext:value-type="float">
            <text:p>0.00</text:p>
          </table:table-cell>
          <table:table-cell table:formula="of:=SQRT([diffusivity.S14]^2 + ['Diffusivity Correction'.S14]^2)" office:value-type="float" office:value="0" calcext:value-type="float">
            <text:p>0.00</text:p>
          </table:table-cell>
          <table:table-cell table:formula="of:=[diffusivity.T14] + ['Diffusivity Correction'.T14]" office:value-type="float" office:value="0" calcext:value-type="float">
            <text:p>0.00</text:p>
          </table:table-cell>
          <table:table-cell table:formula="of:=SQRT([diffusivity.U14]^2 + ['Diffusivity Correction'.U14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15] + ['Diffusivity Correction'.D15]" office:value-type="float" office:value="0" calcext:value-type="float">
            <text:p>0.00</text:p>
          </table:table-cell>
          <table:table-cell table:formula="of:=SQRT([diffusivity.E15]^2 + ['Diffusivity Correction'.E15]^2)" office:value-type="float" office:value="0" calcext:value-type="float">
            <text:p>0.00</text:p>
          </table:table-cell>
          <table:table-cell table:formula="of:=[diffusivity.F15] + ['Diffusivity Correction'.F15]" office:value-type="float" office:value="0" calcext:value-type="float">
            <text:p>0.00</text:p>
          </table:table-cell>
          <table:table-cell table:formula="of:=SQRT([diffusivity.G15]^2 + ['Diffusivity Correction'.G15]^2)" office:value-type="float" office:value="0" calcext:value-type="float">
            <text:p>0.00</text:p>
          </table:table-cell>
          <table:table-cell table:formula="of:=[diffusivity.H15] + ['Diffusivity Correction'.H15]" office:value-type="float" office:value="0" calcext:value-type="float">
            <text:p>0.00</text:p>
          </table:table-cell>
          <table:table-cell table:formula="of:=SQRT([diffusivity.I15]^2 + ['Diffusivity Correction'.I15]^2)" office:value-type="float" office:value="0" calcext:value-type="float">
            <text:p>0.00</text:p>
          </table:table-cell>
          <table:table-cell table:formula="of:=[diffusivity.J15] + ['Diffusivity Correction'.J15]" office:value-type="float" office:value="0" calcext:value-type="float">
            <text:p>0.00</text:p>
          </table:table-cell>
          <table:table-cell table:formula="of:=SQRT([diffusivity.K15]^2 + ['Diffusivity Correction'.K15]^2)" office:value-type="float" office:value="0" calcext:value-type="float">
            <text:p>0.00</text:p>
          </table:table-cell>
          <table:table-cell table:formula="of:=[diffusivity.L15] + ['Diffusivity Correction'.L15]" office:value-type="float" office:value="0" calcext:value-type="float">
            <text:p>0.00</text:p>
          </table:table-cell>
          <table:table-cell table:formula="of:=SQRT([diffusivity.M15]^2 + ['Diffusivity Correction'.M15]^2)" office:value-type="float" office:value="0" calcext:value-type="float">
            <text:p>0.00</text:p>
          </table:table-cell>
          <table:table-cell table:formula="of:=[diffusivity.N15] + ['Diffusivity Correction'.N15]" office:value-type="float" office:value="0" calcext:value-type="float">
            <text:p>0.00</text:p>
          </table:table-cell>
          <table:table-cell table:formula="of:=SQRT([diffusivity.O15]^2 + ['Diffusivity Correction'.O15]^2)" office:value-type="float" office:value="0" calcext:value-type="float">
            <text:p>0.00</text:p>
          </table:table-cell>
          <table:table-cell table:formula="of:=[diffusivity.P15] + ['Diffusivity Correction'.P15]" office:value-type="float" office:value="0" calcext:value-type="float">
            <text:p>0.00</text:p>
          </table:table-cell>
          <table:table-cell table:formula="of:=SQRT([diffusivity.Q15]^2 + ['Diffusivity Correction'.Q15]^2)" office:value-type="float" office:value="0" calcext:value-type="float">
            <text:p>0.00</text:p>
          </table:table-cell>
          <table:table-cell table:formula="of:=[diffusivity.R15] + ['Diffusivity Correction'.R15]" office:value-type="float" office:value="0" calcext:value-type="float">
            <text:p>0.00</text:p>
          </table:table-cell>
          <table:table-cell table:formula="of:=SQRT([diffusivity.S15]^2 + ['Diffusivity Correction'.S15]^2)" office:value-type="float" office:value="0" calcext:value-type="float">
            <text:p>0.00</text:p>
          </table:table-cell>
          <table:table-cell table:formula="of:=[diffusivity.T15] + ['Diffusivity Correction'.T15]" office:value-type="float" office:value="0" calcext:value-type="float">
            <text:p>0.00</text:p>
          </table:table-cell>
          <table:table-cell table:formula="of:=SQRT([diffusivity.U15]^2 + ['Diffusivity Correction'.U15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16] + ['Diffusivity Correction'.D16]" office:value-type="float" office:value="0" calcext:value-type="float">
            <text:p>0.00</text:p>
          </table:table-cell>
          <table:table-cell table:formula="of:=SQRT([diffusivity.E16]^2 + ['Diffusivity Correction'.E16]^2)" office:value-type="float" office:value="0" calcext:value-type="float">
            <text:p>0.00</text:p>
          </table:table-cell>
          <table:table-cell table:formula="of:=[diffusivity.F16] + ['Diffusivity Correction'.F16]" office:value-type="float" office:value="0" calcext:value-type="float">
            <text:p>0.00</text:p>
          </table:table-cell>
          <table:table-cell table:formula="of:=SQRT([diffusivity.G16]^2 + ['Diffusivity Correction'.G16]^2)" office:value-type="float" office:value="0" calcext:value-type="float">
            <text:p>0.00</text:p>
          </table:table-cell>
          <table:table-cell table:formula="of:=[diffusivity.H16] + ['Diffusivity Correction'.H16]" office:value-type="float" office:value="0" calcext:value-type="float">
            <text:p>0.00</text:p>
          </table:table-cell>
          <table:table-cell table:formula="of:=SQRT([diffusivity.I16]^2 + ['Diffusivity Correction'.I16]^2)" office:value-type="float" office:value="0" calcext:value-type="float">
            <text:p>0.00</text:p>
          </table:table-cell>
          <table:table-cell table:formula="of:=[diffusivity.J16] + ['Diffusivity Correction'.J16]" office:value-type="float" office:value="0" calcext:value-type="float">
            <text:p>0.00</text:p>
          </table:table-cell>
          <table:table-cell table:formula="of:=SQRT([diffusivity.K16]^2 + ['Diffusivity Correction'.K16]^2)" office:value-type="float" office:value="0" calcext:value-type="float">
            <text:p>0.00</text:p>
          </table:table-cell>
          <table:table-cell table:formula="of:=[diffusivity.L16] + ['Diffusivity Correction'.L16]" office:value-type="float" office:value="0" calcext:value-type="float">
            <text:p>0.00</text:p>
          </table:table-cell>
          <table:table-cell table:formula="of:=SQRT([diffusivity.M16]^2 + ['Diffusivity Correction'.M16]^2)" office:value-type="float" office:value="0" calcext:value-type="float">
            <text:p>0.00</text:p>
          </table:table-cell>
          <table:table-cell table:formula="of:=[diffusivity.N16] + ['Diffusivity Correction'.N16]" office:value-type="float" office:value="0" calcext:value-type="float">
            <text:p>0.00</text:p>
          </table:table-cell>
          <table:table-cell table:formula="of:=SQRT([diffusivity.O16]^2 + ['Diffusivity Correction'.O16]^2)" office:value-type="float" office:value="0" calcext:value-type="float">
            <text:p>0.00</text:p>
          </table:table-cell>
          <table:table-cell table:formula="of:=[diffusivity.P16] + ['Diffusivity Correction'.P16]" office:value-type="float" office:value="0" calcext:value-type="float">
            <text:p>0.00</text:p>
          </table:table-cell>
          <table:table-cell table:formula="of:=SQRT([diffusivity.Q16]^2 + ['Diffusivity Correction'.Q16]^2)" office:value-type="float" office:value="0" calcext:value-type="float">
            <text:p>0.00</text:p>
          </table:table-cell>
          <table:table-cell table:formula="of:=[diffusivity.R16] + ['Diffusivity Correction'.R16]" office:value-type="float" office:value="0" calcext:value-type="float">
            <text:p>0.00</text:p>
          </table:table-cell>
          <table:table-cell table:formula="of:=SQRT([diffusivity.S16]^2 + ['Diffusivity Correction'.S16]^2)" office:value-type="float" office:value="0" calcext:value-type="float">
            <text:p>0.00</text:p>
          </table:table-cell>
          <table:table-cell table:formula="of:=[diffusivity.T16] + ['Diffusivity Correction'.T16]" office:value-type="float" office:value="0" calcext:value-type="float">
            <text:p>0.00</text:p>
          </table:table-cell>
          <table:table-cell table:formula="of:=SQRT([diffusivity.U16]^2 + ['Diffusivity Correction'.U16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formula="of:=[diffusivity.D17] + ['Diffusivity Correction'.D17]" office:value-type="float" office:value="0" calcext:value-type="float">
            <text:p>0.00</text:p>
          </table:table-cell>
          <table:table-cell table:formula="of:=SQRT([diffusivity.E17]^2 + ['Diffusivity Correction'.E17]^2)" office:value-type="float" office:value="0" calcext:value-type="float">
            <text:p>0.00</text:p>
          </table:table-cell>
          <table:table-cell table:formula="of:=[diffusivity.F17] + ['Diffusivity Correction'.F17]" office:value-type="float" office:value="0" calcext:value-type="float">
            <text:p>0.00</text:p>
          </table:table-cell>
          <table:table-cell table:formula="of:=SQRT([diffusivity.G17]^2 + ['Diffusivity Correction'.G17]^2)" office:value-type="float" office:value="0" calcext:value-type="float">
            <text:p>0.00</text:p>
          </table:table-cell>
          <table:table-cell table:formula="of:=[diffusivity.H17] + ['Diffusivity Correction'.H17]" office:value-type="float" office:value="0.538" calcext:value-type="float">
            <text:p>0.54</text:p>
          </table:table-cell>
          <table:table-cell table:formula="of:=SQRT([diffusivity.I17]^2 + ['Diffusivity Correction'.I17]^2)" office:value-type="float" office:value="0.0285" calcext:value-type="float">
            <text:p>0.03</text:p>
          </table:table-cell>
          <table:table-cell table:formula="of:=[diffusivity.J17] + ['Diffusivity Correction'.J17]" office:value-type="float" office:value="0" calcext:value-type="float">
            <text:p>0.00</text:p>
          </table:table-cell>
          <table:table-cell table:formula="of:=SQRT([diffusivity.K17]^2 + ['Diffusivity Correction'.K17]^2)" office:value-type="float" office:value="0" calcext:value-type="float">
            <text:p>0.00</text:p>
          </table:table-cell>
          <table:table-cell table:formula="of:=[diffusivity.L17] + ['Diffusivity Correction'.L17]" office:value-type="float" office:value="0" calcext:value-type="float">
            <text:p>0.00</text:p>
          </table:table-cell>
          <table:table-cell table:formula="of:=SQRT([diffusivity.M17]^2 + ['Diffusivity Correction'.M17]^2)" office:value-type="float" office:value="0" calcext:value-type="float">
            <text:p>0.00</text:p>
          </table:table-cell>
          <table:table-cell table:formula="of:=[diffusivity.N17] + ['Diffusivity Correction'.N17]" office:value-type="float" office:value="0" calcext:value-type="float">
            <text:p>0.00</text:p>
          </table:table-cell>
          <table:table-cell table:formula="of:=SQRT([diffusivity.O17]^2 + ['Diffusivity Correction'.O17]^2)" office:value-type="float" office:value="0" calcext:value-type="float">
            <text:p>0.00</text:p>
          </table:table-cell>
          <table:table-cell table:formula="of:=[diffusivity.P17] + ['Diffusivity Correction'.P17]" office:value-type="float" office:value="0" calcext:value-type="float">
            <text:p>0.00</text:p>
          </table:table-cell>
          <table:table-cell table:formula="of:=SQRT([diffusivity.Q17]^2 + ['Diffusivity Correction'.Q17]^2)" office:value-type="float" office:value="0" calcext:value-type="float">
            <text:p>0.00</text:p>
          </table:table-cell>
          <table:table-cell table:formula="of:=[diffusivity.R17] + ['Diffusivity Correction'.R17]" office:value-type="float" office:value="0" calcext:value-type="float">
            <text:p>0.00</text:p>
          </table:table-cell>
          <table:table-cell table:formula="of:=SQRT([diffusivity.S17]^2 + ['Diffusivity Correction'.S17]^2)" office:value-type="float" office:value="0" calcext:value-type="float">
            <text:p>0.00</text:p>
          </table:table-cell>
          <table:table-cell table:formula="of:=[diffusivity.T17] + ['Diffusivity Correction'.T17]" office:value-type="float" office:value="0" calcext:value-type="float">
            <text:p>0.00</text:p>
          </table:table-cell>
          <table:table-cell table:formula="of:=SQRT([diffusivity.U17]^2 + ['Diffusivity Correction'.U17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formula="of:=[diffusivity.D18] + ['Diffusivity Correction'.D18]" office:value-type="float" office:value="0" calcext:value-type="float">
            <text:p>0.00</text:p>
          </table:table-cell>
          <table:table-cell table:formula="of:=SQRT([diffusivity.E18]^2 + ['Diffusivity Correction'.E18]^2)" office:value-type="float" office:value="0" calcext:value-type="float">
            <text:p>0.00</text:p>
          </table:table-cell>
          <table:table-cell table:formula="of:=[diffusivity.F18] + ['Diffusivity Correction'.F18]" office:value-type="float" office:value="0" calcext:value-type="float">
            <text:p>0.00</text:p>
          </table:table-cell>
          <table:table-cell table:formula="of:=SQRT([diffusivity.G18]^2 + ['Diffusivity Correction'.G18]^2)" office:value-type="float" office:value="0" calcext:value-type="float">
            <text:p>0.00</text:p>
          </table:table-cell>
          <table:table-cell table:formula="of:=[diffusivity.H18] + ['Diffusivity Correction'.H18]" office:value-type="float" office:value="0" calcext:value-type="float">
            <text:p>0.00</text:p>
          </table:table-cell>
          <table:table-cell table:formula="of:=SQRT([diffusivity.I18]^2 + ['Diffusivity Correction'.I18]^2)" office:value-type="float" office:value="0" calcext:value-type="float">
            <text:p>0.00</text:p>
          </table:table-cell>
          <table:table-cell table:formula="of:=[diffusivity.J18] + ['Diffusivity Correction'.J18]" office:value-type="float" office:value="0" calcext:value-type="float">
            <text:p>0.00</text:p>
          </table:table-cell>
          <table:table-cell table:formula="of:=SQRT([diffusivity.K18]^2 + ['Diffusivity Correction'.K18]^2)" office:value-type="float" office:value="0" calcext:value-type="float">
            <text:p>0.00</text:p>
          </table:table-cell>
          <table:table-cell table:formula="of:=[diffusivity.L18] + ['Diffusivity Correction'.L18]" office:value-type="float" office:value="0" calcext:value-type="float">
            <text:p>0.00</text:p>
          </table:table-cell>
          <table:table-cell table:formula="of:=SQRT([diffusivity.M18]^2 + ['Diffusivity Correction'.M18]^2)" office:value-type="float" office:value="0" calcext:value-type="float">
            <text:p>0.00</text:p>
          </table:table-cell>
          <table:table-cell table:formula="of:=[diffusivity.N18] + ['Diffusivity Correction'.N18]" office:value-type="float" office:value="0" calcext:value-type="float">
            <text:p>0.00</text:p>
          </table:table-cell>
          <table:table-cell table:formula="of:=SQRT([diffusivity.O18]^2 + ['Diffusivity Correction'.O18]^2)" office:value-type="float" office:value="0" calcext:value-type="float">
            <text:p>0.00</text:p>
          </table:table-cell>
          <table:table-cell table:formula="of:=[diffusivity.P18] + ['Diffusivity Correction'.P18]" office:value-type="float" office:value="0" calcext:value-type="float">
            <text:p>0.00</text:p>
          </table:table-cell>
          <table:table-cell table:formula="of:=SQRT([diffusivity.Q18]^2 + ['Diffusivity Correction'.Q18]^2)" office:value-type="float" office:value="0" calcext:value-type="float">
            <text:p>0.00</text:p>
          </table:table-cell>
          <table:table-cell table:formula="of:=[diffusivity.R18] + ['Diffusivity Correction'.R18]" office:value-type="float" office:value="0" calcext:value-type="float">
            <text:p>0.00</text:p>
          </table:table-cell>
          <table:table-cell table:formula="of:=SQRT([diffusivity.S18]^2 + ['Diffusivity Correction'.S18]^2)" office:value-type="float" office:value="0" calcext:value-type="float">
            <text:p>0.00</text:p>
          </table:table-cell>
          <table:table-cell table:formula="of:=[diffusivity.T18] + ['Diffusivity Correction'.T18]" office:value-type="float" office:value="0" calcext:value-type="float">
            <text:p>0.00</text:p>
          </table:table-cell>
          <table:table-cell table:formula="of:=SQRT([diffusivity.U18]^2 + ['Diffusivity Correction'.U1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formula="of:=[diffusivity.D19] + ['Diffusivity Correction'.D19]" office:value-type="float" office:value="0" calcext:value-type="float">
            <text:p>0.00</text:p>
          </table:table-cell>
          <table:table-cell table:formula="of:=SQRT([diffusivity.E19]^2 + ['Diffusivity Correction'.E19]^2)" office:value-type="float" office:value="0" calcext:value-type="float">
            <text:p>0.00</text:p>
          </table:table-cell>
          <table:table-cell table:formula="of:=[diffusivity.F19] + ['Diffusivity Correction'.F19]" office:value-type="float" office:value="0" calcext:value-type="float">
            <text:p>0.00</text:p>
          </table:table-cell>
          <table:table-cell table:formula="of:=SQRT([diffusivity.G19]^2 + ['Diffusivity Correction'.G19]^2)" office:value-type="float" office:value="0" calcext:value-type="float">
            <text:p>0.00</text:p>
          </table:table-cell>
          <table:table-cell table:formula="of:=[diffusivity.H19] + ['Diffusivity Correction'.H19]" office:value-type="float" office:value="0" calcext:value-type="float">
            <text:p>0.00</text:p>
          </table:table-cell>
          <table:table-cell table:formula="of:=SQRT([diffusivity.I19]^2 + ['Diffusivity Correction'.I19]^2)" office:value-type="float" office:value="0" calcext:value-type="float">
            <text:p>0.00</text:p>
          </table:table-cell>
          <table:table-cell table:formula="of:=[diffusivity.J19] + ['Diffusivity Correction'.J19]" office:value-type="float" office:value="0" calcext:value-type="float">
            <text:p>0.00</text:p>
          </table:table-cell>
          <table:table-cell table:formula="of:=SQRT([diffusivity.K19]^2 + ['Diffusivity Correction'.K19]^2)" office:value-type="float" office:value="0" calcext:value-type="float">
            <text:p>0.00</text:p>
          </table:table-cell>
          <table:table-cell table:formula="of:=[diffusivity.L19] + ['Diffusivity Correction'.L19]" office:value-type="float" office:value="0" calcext:value-type="float">
            <text:p>0.00</text:p>
          </table:table-cell>
          <table:table-cell table:formula="of:=SQRT([diffusivity.M19]^2 + ['Diffusivity Correction'.M19]^2)" office:value-type="float" office:value="0" calcext:value-type="float">
            <text:p>0.00</text:p>
          </table:table-cell>
          <table:table-cell table:formula="of:=[diffusivity.N19] + ['Diffusivity Correction'.N19]" office:value-type="float" office:value="0" calcext:value-type="float">
            <text:p>0.00</text:p>
          </table:table-cell>
          <table:table-cell table:formula="of:=SQRT([diffusivity.O19]^2 + ['Diffusivity Correction'.O19]^2)" office:value-type="float" office:value="0" calcext:value-type="float">
            <text:p>0.00</text:p>
          </table:table-cell>
          <table:table-cell table:formula="of:=[diffusivity.P19] + ['Diffusivity Correction'.P19]" office:value-type="float" office:value="0" calcext:value-type="float">
            <text:p>0.00</text:p>
          </table:table-cell>
          <table:table-cell table:formula="of:=SQRT([diffusivity.Q19]^2 + ['Diffusivity Correction'.Q19]^2)" office:value-type="float" office:value="0" calcext:value-type="float">
            <text:p>0.00</text:p>
          </table:table-cell>
          <table:table-cell table:formula="of:=[diffusivity.R19] + ['Diffusivity Correction'.R19]" office:value-type="float" office:value="0" calcext:value-type="float">
            <text:p>0.00</text:p>
          </table:table-cell>
          <table:table-cell table:formula="of:=SQRT([diffusivity.S19]^2 + ['Diffusivity Correction'.S19]^2)" office:value-type="float" office:value="0" calcext:value-type="float">
            <text:p>0.00</text:p>
          </table:table-cell>
          <table:table-cell table:formula="of:=[diffusivity.T19] + ['Diffusivity Correction'.T19]" office:value-type="float" office:value="0" calcext:value-type="float">
            <text:p>0.00</text:p>
          </table:table-cell>
          <table:table-cell table:formula="of:=SQRT([diffusivity.U19]^2 + ['Diffusivity Correction'.U1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formula="of:=[diffusivity.D20] + ['Diffusivity Correction'.D20]" office:value-type="float" office:value="0" calcext:value-type="float">
            <text:p>0.00</text:p>
          </table:table-cell>
          <table:table-cell table:formula="of:=SQRT([diffusivity.E20]^2 + ['Diffusivity Correction'.E20]^2)" office:value-type="float" office:value="0" calcext:value-type="float">
            <text:p>0.00</text:p>
          </table:table-cell>
          <table:table-cell table:formula="of:=[diffusivity.F20] + ['Diffusivity Correction'.F20]" office:value-type="float" office:value="0" calcext:value-type="float">
            <text:p>0.00</text:p>
          </table:table-cell>
          <table:table-cell table:formula="of:=SQRT([diffusivity.G20]^2 + ['Diffusivity Correction'.G20]^2)" office:value-type="float" office:value="0" calcext:value-type="float">
            <text:p>0.00</text:p>
          </table:table-cell>
          <table:table-cell table:formula="of:=[diffusivity.H20] + ['Diffusivity Correction'.H20]" office:value-type="float" office:value="0" calcext:value-type="float">
            <text:p>0.00</text:p>
          </table:table-cell>
          <table:table-cell table:formula="of:=SQRT([diffusivity.I20]^2 + ['Diffusivity Correction'.I20]^2)" office:value-type="float" office:value="0" calcext:value-type="float">
            <text:p>0.00</text:p>
          </table:table-cell>
          <table:table-cell table:formula="of:=[diffusivity.J20] + ['Diffusivity Correction'.J20]" office:value-type="float" office:value="0" calcext:value-type="float">
            <text:p>0.00</text:p>
          </table:table-cell>
          <table:table-cell table:formula="of:=SQRT([diffusivity.K20]^2 + ['Diffusivity Correction'.K20]^2)" office:value-type="float" office:value="0" calcext:value-type="float">
            <text:p>0.00</text:p>
          </table:table-cell>
          <table:table-cell table:formula="of:=[diffusivity.L20] + ['Diffusivity Correction'.L20]" office:value-type="float" office:value="0" calcext:value-type="float">
            <text:p>0.00</text:p>
          </table:table-cell>
          <table:table-cell table:formula="of:=SQRT([diffusivity.M20]^2 + ['Diffusivity Correction'.M20]^2)" office:value-type="float" office:value="0" calcext:value-type="float">
            <text:p>0.00</text:p>
          </table:table-cell>
          <table:table-cell table:formula="of:=[diffusivity.N20] + ['Diffusivity Correction'.N20]" office:value-type="float" office:value="0" calcext:value-type="float">
            <text:p>0.00</text:p>
          </table:table-cell>
          <table:table-cell table:formula="of:=SQRT([diffusivity.O20]^2 + ['Diffusivity Correction'.O20]^2)" office:value-type="float" office:value="0" calcext:value-type="float">
            <text:p>0.00</text:p>
          </table:table-cell>
          <table:table-cell table:formula="of:=[diffusivity.P20] + ['Diffusivity Correction'.P20]" office:value-type="float" office:value="0" calcext:value-type="float">
            <text:p>0.00</text:p>
          </table:table-cell>
          <table:table-cell table:formula="of:=SQRT([diffusivity.Q20]^2 + ['Diffusivity Correction'.Q20]^2)" office:value-type="float" office:value="0" calcext:value-type="float">
            <text:p>0.00</text:p>
          </table:table-cell>
          <table:table-cell table:formula="of:=[diffusivity.R20] + ['Diffusivity Correction'.R20]" office:value-type="float" office:value="0" calcext:value-type="float">
            <text:p>0.00</text:p>
          </table:table-cell>
          <table:table-cell table:formula="of:=SQRT([diffusivity.S20]^2 + ['Diffusivity Correction'.S20]^2)" office:value-type="float" office:value="0" calcext:value-type="float">
            <text:p>0.00</text:p>
          </table:table-cell>
          <table:table-cell table:formula="of:=[diffusivity.T20] + ['Diffusivity Correction'.T20]" office:value-type="float" office:value="0" calcext:value-type="float">
            <text:p>0.00</text:p>
          </table:table-cell>
          <table:table-cell table:formula="of:=SQRT([diffusivity.U20]^2 + ['Diffusivity Correction'.U20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formula="of:=[diffusivity.D21] + ['Diffusivity Correction'.D21]" office:value-type="float" office:value="0" calcext:value-type="float">
            <text:p>0.00</text:p>
          </table:table-cell>
          <table:table-cell table:formula="of:=SQRT([diffusivity.E21]^2 + ['Diffusivity Correction'.E21]^2)" office:value-type="float" office:value="0" calcext:value-type="float">
            <text:p>0.00</text:p>
          </table:table-cell>
          <table:table-cell table:formula="of:=[diffusivity.F21] + ['Diffusivity Correction'.F21]" office:value-type="float" office:value="0" calcext:value-type="float">
            <text:p>0.00</text:p>
          </table:table-cell>
          <table:table-cell table:formula="of:=SQRT([diffusivity.G21]^2 + ['Diffusivity Correction'.G21]^2)" office:value-type="float" office:value="0" calcext:value-type="float">
            <text:p>0.00</text:p>
          </table:table-cell>
          <table:table-cell table:formula="of:=[diffusivity.H21] + ['Diffusivity Correction'.H21]" office:value-type="float" office:value="0.511" calcext:value-type="float">
            <text:p>0.51</text:p>
          </table:table-cell>
          <table:table-cell table:formula="of:=SQRT([diffusivity.I21]^2 + ['Diffusivity Correction'.I21]^2)" office:value-type="float" office:value="0.0296" calcext:value-type="float">
            <text:p>0.03</text:p>
          </table:table-cell>
          <table:table-cell table:formula="of:=[diffusivity.J21] + ['Diffusivity Correction'.J21]" office:value-type="float" office:value="0" calcext:value-type="float">
            <text:p>0.00</text:p>
          </table:table-cell>
          <table:table-cell table:formula="of:=SQRT([diffusivity.K21]^2 + ['Diffusivity Correction'.K21]^2)" office:value-type="float" office:value="0" calcext:value-type="float">
            <text:p>0.00</text:p>
          </table:table-cell>
          <table:table-cell table:formula="of:=[diffusivity.L21] + ['Diffusivity Correction'.L21]" office:value-type="float" office:value="0" calcext:value-type="float">
            <text:p>0.00</text:p>
          </table:table-cell>
          <table:table-cell table:formula="of:=SQRT([diffusivity.M21]^2 + ['Diffusivity Correction'.M21]^2)" office:value-type="float" office:value="0" calcext:value-type="float">
            <text:p>0.00</text:p>
          </table:table-cell>
          <table:table-cell table:formula="of:=[diffusivity.N21] + ['Diffusivity Correction'.N21]" office:value-type="float" office:value="0" calcext:value-type="float">
            <text:p>0.00</text:p>
          </table:table-cell>
          <table:table-cell table:formula="of:=SQRT([diffusivity.O21]^2 + ['Diffusivity Correction'.O21]^2)" office:value-type="float" office:value="0" calcext:value-type="float">
            <text:p>0.00</text:p>
          </table:table-cell>
          <table:table-cell table:formula="of:=[diffusivity.P21] + ['Diffusivity Correction'.P21]" office:value-type="float" office:value="0" calcext:value-type="float">
            <text:p>0.00</text:p>
          </table:table-cell>
          <table:table-cell table:formula="of:=SQRT([diffusivity.Q21]^2 + ['Diffusivity Correction'.Q21]^2)" office:value-type="float" office:value="0" calcext:value-type="float">
            <text:p>0.00</text:p>
          </table:table-cell>
          <table:table-cell table:formula="of:=[diffusivity.R21] + ['Diffusivity Correction'.R21]" office:value-type="float" office:value="0" calcext:value-type="float">
            <text:p>0.00</text:p>
          </table:table-cell>
          <table:table-cell table:formula="of:=SQRT([diffusivity.S21]^2 + ['Diffusivity Correction'.S21]^2)" office:value-type="float" office:value="0" calcext:value-type="float">
            <text:p>0.00</text:p>
          </table:table-cell>
          <table:table-cell table:formula="of:=[diffusivity.T21] + ['Diffusivity Correction'.T21]" office:value-type="float" office:value="0" calcext:value-type="float">
            <text:p>0.00</text:p>
          </table:table-cell>
          <table:table-cell table:formula="of:=SQRT([diffusivity.U21]^2 + ['Diffusivity Correction'.U21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22] + ['Diffusivity Correction'.D22]" office:value-type="float" office:value="0" calcext:value-type="float">
            <text:p>0.00</text:p>
          </table:table-cell>
          <table:table-cell table:formula="of:=SQRT([diffusivity.E22]^2 + ['Diffusivity Correction'.E22]^2)" office:value-type="float" office:value="0" calcext:value-type="float">
            <text:p>0.00</text:p>
          </table:table-cell>
          <table:table-cell table:formula="of:=[diffusivity.F22] + ['Diffusivity Correction'.F22]" office:value-type="float" office:value="0" calcext:value-type="float">
            <text:p>0.00</text:p>
          </table:table-cell>
          <table:table-cell table:formula="of:=SQRT([diffusivity.G22]^2 + ['Diffusivity Correction'.G22]^2)" office:value-type="float" office:value="0" calcext:value-type="float">
            <text:p>0.00</text:p>
          </table:table-cell>
          <table:table-cell table:formula="of:=[diffusivity.H22] + ['Diffusivity Correction'.H22]" office:value-type="float" office:value="0" calcext:value-type="float">
            <text:p>0.00</text:p>
          </table:table-cell>
          <table:table-cell table:formula="of:=SQRT([diffusivity.I22]^2 + ['Diffusivity Correction'.I22]^2)" office:value-type="float" office:value="0" calcext:value-type="float">
            <text:p>0.00</text:p>
          </table:table-cell>
          <table:table-cell table:formula="of:=[diffusivity.J22] + ['Diffusivity Correction'.J22]" office:value-type="float" office:value="0" calcext:value-type="float">
            <text:p>0.00</text:p>
          </table:table-cell>
          <table:table-cell table:formula="of:=SQRT([diffusivity.K22]^2 + ['Diffusivity Correction'.K22]^2)" office:value-type="float" office:value="0" calcext:value-type="float">
            <text:p>0.00</text:p>
          </table:table-cell>
          <table:table-cell table:formula="of:=[diffusivity.L22] + ['Diffusivity Correction'.L22]" office:value-type="float" office:value="0" calcext:value-type="float">
            <text:p>0.00</text:p>
          </table:table-cell>
          <table:table-cell table:formula="of:=SQRT([diffusivity.M22]^2 + ['Diffusivity Correction'.M22]^2)" office:value-type="float" office:value="0" calcext:value-type="float">
            <text:p>0.00</text:p>
          </table:table-cell>
          <table:table-cell table:formula="of:=[diffusivity.N22] + ['Diffusivity Correction'.N22]" office:value-type="float" office:value="0" calcext:value-type="float">
            <text:p>0.00</text:p>
          </table:table-cell>
          <table:table-cell table:formula="of:=SQRT([diffusivity.O22]^2 + ['Diffusivity Correction'.O22]^2)" office:value-type="float" office:value="0" calcext:value-type="float">
            <text:p>0.00</text:p>
          </table:table-cell>
          <table:table-cell table:formula="of:=[diffusivity.P22] + ['Diffusivity Correction'.P22]" office:value-type="float" office:value="0" calcext:value-type="float">
            <text:p>0.00</text:p>
          </table:table-cell>
          <table:table-cell table:formula="of:=SQRT([diffusivity.Q22]^2 + ['Diffusivity Correction'.Q22]^2)" office:value-type="float" office:value="0" calcext:value-type="float">
            <text:p>0.00</text:p>
          </table:table-cell>
          <table:table-cell table:formula="of:=[diffusivity.R22] + ['Diffusivity Correction'.R22]" office:value-type="float" office:value="0" calcext:value-type="float">
            <text:p>0.00</text:p>
          </table:table-cell>
          <table:table-cell table:formula="of:=SQRT([diffusivity.S22]^2 + ['Diffusivity Correction'.S22]^2)" office:value-type="float" office:value="0" calcext:value-type="float">
            <text:p>0.00</text:p>
          </table:table-cell>
          <table:table-cell table:formula="of:=[diffusivity.T22] + ['Diffusivity Correction'.T22]" office:value-type="float" office:value="0" calcext:value-type="float">
            <text:p>0.00</text:p>
          </table:table-cell>
          <table:table-cell table:formula="of:=SQRT([diffusivity.U22]^2 + ['Diffusivity Correction'.U22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23] + ['Diffusivity Correction'.D23]" office:value-type="float" office:value="0" calcext:value-type="float">
            <text:p>0.00</text:p>
          </table:table-cell>
          <table:table-cell table:formula="of:=SQRT([diffusivity.E23]^2 + ['Diffusivity Correction'.E23]^2)" office:value-type="float" office:value="0" calcext:value-type="float">
            <text:p>0.00</text:p>
          </table:table-cell>
          <table:table-cell table:formula="of:=[diffusivity.F23] + ['Diffusivity Correction'.F23]" office:value-type="float" office:value="0" calcext:value-type="float">
            <text:p>0.00</text:p>
          </table:table-cell>
          <table:table-cell table:formula="of:=SQRT([diffusivity.G23]^2 + ['Diffusivity Correction'.G23]^2)" office:value-type="float" office:value="0" calcext:value-type="float">
            <text:p>0.00</text:p>
          </table:table-cell>
          <table:table-cell table:formula="of:=[diffusivity.H23] + ['Diffusivity Correction'.H23]" office:value-type="float" office:value="0" calcext:value-type="float">
            <text:p>0.00</text:p>
          </table:table-cell>
          <table:table-cell table:formula="of:=SQRT([diffusivity.I23]^2 + ['Diffusivity Correction'.I23]^2)" office:value-type="float" office:value="0" calcext:value-type="float">
            <text:p>0.00</text:p>
          </table:table-cell>
          <table:table-cell table:formula="of:=[diffusivity.J23] + ['Diffusivity Correction'.J23]" office:value-type="float" office:value="0" calcext:value-type="float">
            <text:p>0.00</text:p>
          </table:table-cell>
          <table:table-cell table:formula="of:=SQRT([diffusivity.K23]^2 + ['Diffusivity Correction'.K23]^2)" office:value-type="float" office:value="0" calcext:value-type="float">
            <text:p>0.00</text:p>
          </table:table-cell>
          <table:table-cell table:formula="of:=[diffusivity.L23] + ['Diffusivity Correction'.L23]" office:value-type="float" office:value="0" calcext:value-type="float">
            <text:p>0.00</text:p>
          </table:table-cell>
          <table:table-cell table:formula="of:=SQRT([diffusivity.M23]^2 + ['Diffusivity Correction'.M23]^2)" office:value-type="float" office:value="0" calcext:value-type="float">
            <text:p>0.00</text:p>
          </table:table-cell>
          <table:table-cell table:formula="of:=[diffusivity.N23] + ['Diffusivity Correction'.N23]" office:value-type="float" office:value="0" calcext:value-type="float">
            <text:p>0.00</text:p>
          </table:table-cell>
          <table:table-cell table:formula="of:=SQRT([diffusivity.O23]^2 + ['Diffusivity Correction'.O23]^2)" office:value-type="float" office:value="0" calcext:value-type="float">
            <text:p>0.00</text:p>
          </table:table-cell>
          <table:table-cell table:formula="of:=[diffusivity.P23] + ['Diffusivity Correction'.P23]" office:value-type="float" office:value="0" calcext:value-type="float">
            <text:p>0.00</text:p>
          </table:table-cell>
          <table:table-cell table:formula="of:=SQRT([diffusivity.Q23]^2 + ['Diffusivity Correction'.Q23]^2)" office:value-type="float" office:value="0" calcext:value-type="float">
            <text:p>0.00</text:p>
          </table:table-cell>
          <table:table-cell table:formula="of:=[diffusivity.R23] + ['Diffusivity Correction'.R23]" office:value-type="float" office:value="0" calcext:value-type="float">
            <text:p>0.00</text:p>
          </table:table-cell>
          <table:table-cell table:formula="of:=SQRT([diffusivity.S23]^2 + ['Diffusivity Correction'.S23]^2)" office:value-type="float" office:value="0" calcext:value-type="float">
            <text:p>0.00</text:p>
          </table:table-cell>
          <table:table-cell table:formula="of:=[diffusivity.T23] + ['Diffusivity Correction'.T23]" office:value-type="float" office:value="0" calcext:value-type="float">
            <text:p>0.00</text:p>
          </table:table-cell>
          <table:table-cell table:formula="of:=SQRT([diffusivity.U23]^2 + ['Diffusivity Correction'.U23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24] + ['Diffusivity Correction'.D24]" office:value-type="float" office:value="0" calcext:value-type="float">
            <text:p>0.00</text:p>
          </table:table-cell>
          <table:table-cell table:formula="of:=SQRT([diffusivity.E24]^2 + ['Diffusivity Correction'.E24]^2)" office:value-type="float" office:value="0" calcext:value-type="float">
            <text:p>0.00</text:p>
          </table:table-cell>
          <table:table-cell table:formula="of:=[diffusivity.F24] + ['Diffusivity Correction'.F24]" office:value-type="float" office:value="0" calcext:value-type="float">
            <text:p>0.00</text:p>
          </table:table-cell>
          <table:table-cell table:formula="of:=SQRT([diffusivity.G24]^2 + ['Diffusivity Correction'.G24]^2)" office:value-type="float" office:value="0" calcext:value-type="float">
            <text:p>0.00</text:p>
          </table:table-cell>
          <table:table-cell table:formula="of:=[diffusivity.H24] + ['Diffusivity Correction'.H24]" office:value-type="float" office:value="0" calcext:value-type="float">
            <text:p>0.00</text:p>
          </table:table-cell>
          <table:table-cell table:formula="of:=SQRT([diffusivity.I24]^2 + ['Diffusivity Correction'.I24]^2)" office:value-type="float" office:value="0" calcext:value-type="float">
            <text:p>0.00</text:p>
          </table:table-cell>
          <table:table-cell table:formula="of:=[diffusivity.J24] + ['Diffusivity Correction'.J24]" office:value-type="float" office:value="0" calcext:value-type="float">
            <text:p>0.00</text:p>
          </table:table-cell>
          <table:table-cell table:formula="of:=SQRT([diffusivity.K24]^2 + ['Diffusivity Correction'.K24]^2)" office:value-type="float" office:value="0" calcext:value-type="float">
            <text:p>0.00</text:p>
          </table:table-cell>
          <table:table-cell table:formula="of:=[diffusivity.L24] + ['Diffusivity Correction'.L24]" office:value-type="float" office:value="0" calcext:value-type="float">
            <text:p>0.00</text:p>
          </table:table-cell>
          <table:table-cell table:formula="of:=SQRT([diffusivity.M24]^2 + ['Diffusivity Correction'.M24]^2)" office:value-type="float" office:value="0" calcext:value-type="float">
            <text:p>0.00</text:p>
          </table:table-cell>
          <table:table-cell table:formula="of:=[diffusivity.N24] + ['Diffusivity Correction'.N24]" office:value-type="float" office:value="0" calcext:value-type="float">
            <text:p>0.00</text:p>
          </table:table-cell>
          <table:table-cell table:formula="of:=SQRT([diffusivity.O24]^2 + ['Diffusivity Correction'.O24]^2)" office:value-type="float" office:value="0" calcext:value-type="float">
            <text:p>0.00</text:p>
          </table:table-cell>
          <table:table-cell table:formula="of:=[diffusivity.P24] + ['Diffusivity Correction'.P24]" office:value-type="float" office:value="0" calcext:value-type="float">
            <text:p>0.00</text:p>
          </table:table-cell>
          <table:table-cell table:formula="of:=SQRT([diffusivity.Q24]^2 + ['Diffusivity Correction'.Q24]^2)" office:value-type="float" office:value="0" calcext:value-type="float">
            <text:p>0.00</text:p>
          </table:table-cell>
          <table:table-cell table:formula="of:=[diffusivity.R24] + ['Diffusivity Correction'.R24]" office:value-type="float" office:value="0" calcext:value-type="float">
            <text:p>0.00</text:p>
          </table:table-cell>
          <table:table-cell table:formula="of:=SQRT([diffusivity.S24]^2 + ['Diffusivity Correction'.S24]^2)" office:value-type="float" office:value="0" calcext:value-type="float">
            <text:p>0.00</text:p>
          </table:table-cell>
          <table:table-cell table:formula="of:=[diffusivity.T24] + ['Diffusivity Correction'.T24]" office:value-type="float" office:value="0" calcext:value-type="float">
            <text:p>0.00</text:p>
          </table:table-cell>
          <table:table-cell table:formula="of:=SQRT([diffusivity.U24]^2 + ['Diffusivity Correction'.U24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formula="of:=[diffusivity.D25] + ['Diffusivity Correction'.D25]" office:value-type="float" office:value="0" calcext:value-type="float">
            <text:p>0.00</text:p>
          </table:table-cell>
          <table:table-cell table:formula="of:=SQRT([diffusivity.E25]^2 + ['Diffusivity Correction'.E25]^2)" office:value-type="float" office:value="0" calcext:value-type="float">
            <text:p>0.00</text:p>
          </table:table-cell>
          <table:table-cell table:formula="of:=[diffusivity.F25] + ['Diffusivity Correction'.F25]" office:value-type="float" office:value="0" calcext:value-type="float">
            <text:p>0.00</text:p>
          </table:table-cell>
          <table:table-cell table:formula="of:=SQRT([diffusivity.G25]^2 + ['Diffusivity Correction'.G25]^2)" office:value-type="float" office:value="0" calcext:value-type="float">
            <text:p>0.00</text:p>
          </table:table-cell>
          <table:table-cell table:formula="of:=[diffusivity.H25] + ['Diffusivity Correction'.H25]" office:value-type="float" office:value="0" calcext:value-type="float">
            <text:p>0.00</text:p>
          </table:table-cell>
          <table:table-cell table:formula="of:=SQRT([diffusivity.I25]^2 + ['Diffusivity Correction'.I25]^2)" office:value-type="float" office:value="0" calcext:value-type="float">
            <text:p>0.00</text:p>
          </table:table-cell>
          <table:table-cell table:formula="of:=[diffusivity.J25] + ['Diffusivity Correction'.J25]" office:value-type="float" office:value="0" calcext:value-type="float">
            <text:p>0.00</text:p>
          </table:table-cell>
          <table:table-cell table:formula="of:=SQRT([diffusivity.K25]^2 + ['Diffusivity Correction'.K25]^2)" office:value-type="float" office:value="0" calcext:value-type="float">
            <text:p>0.00</text:p>
          </table:table-cell>
          <table:table-cell table:formula="of:=[diffusivity.L25] + ['Diffusivity Correction'.L25]" office:value-type="float" office:value="0" calcext:value-type="float">
            <text:p>0.00</text:p>
          </table:table-cell>
          <table:table-cell table:formula="of:=SQRT([diffusivity.M25]^2 + ['Diffusivity Correction'.M25]^2)" office:value-type="float" office:value="0" calcext:value-type="float">
            <text:p>0.00</text:p>
          </table:table-cell>
          <table:table-cell table:formula="of:=[diffusivity.N25] + ['Diffusivity Correction'.N25]" office:value-type="float" office:value="0" calcext:value-type="float">
            <text:p>0.00</text:p>
          </table:table-cell>
          <table:table-cell table:formula="of:=SQRT([diffusivity.O25]^2 + ['Diffusivity Correction'.O25]^2)" office:value-type="float" office:value="0" calcext:value-type="float">
            <text:p>0.00</text:p>
          </table:table-cell>
          <table:table-cell table:formula="of:=[diffusivity.P25] + ['Diffusivity Correction'.P25]" office:value-type="float" office:value="0" calcext:value-type="float">
            <text:p>0.00</text:p>
          </table:table-cell>
          <table:table-cell table:formula="of:=SQRT([diffusivity.Q25]^2 + ['Diffusivity Correction'.Q25]^2)" office:value-type="float" office:value="0" calcext:value-type="float">
            <text:p>0.00</text:p>
          </table:table-cell>
          <table:table-cell table:formula="of:=[diffusivity.R25] + ['Diffusivity Correction'.R25]" office:value-type="float" office:value="0" calcext:value-type="float">
            <text:p>0.00</text:p>
          </table:table-cell>
          <table:table-cell table:formula="of:=SQRT([diffusivity.S25]^2 + ['Diffusivity Correction'.S25]^2)" office:value-type="float" office:value="0" calcext:value-type="float">
            <text:p>0.00</text:p>
          </table:table-cell>
          <table:table-cell table:formula="of:=[diffusivity.T25] + ['Diffusivity Correction'.T25]" office:value-type="float" office:value="0" calcext:value-type="float">
            <text:p>0.00</text:p>
          </table:table-cell>
          <table:table-cell table:formula="of:=SQRT([diffusivity.U25]^2 + ['Diffusivity Correction'.U25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26] + ['Diffusivity Correction'.D26]" office:value-type="float" office:value="0" calcext:value-type="float">
            <text:p>0.00</text:p>
          </table:table-cell>
          <table:table-cell table:formula="of:=SQRT([diffusivity.E26]^2 + ['Diffusivity Correction'.E26]^2)" office:value-type="float" office:value="0" calcext:value-type="float">
            <text:p>0.00</text:p>
          </table:table-cell>
          <table:table-cell table:formula="of:=[diffusivity.F26] + ['Diffusivity Correction'.F26]" office:value-type="float" office:value="0" calcext:value-type="float">
            <text:p>0.00</text:p>
          </table:table-cell>
          <table:table-cell table:formula="of:=SQRT([diffusivity.G26]^2 + ['Diffusivity Correction'.G26]^2)" office:value-type="float" office:value="0" calcext:value-type="float">
            <text:p>0.00</text:p>
          </table:table-cell>
          <table:table-cell table:formula="of:=[diffusivity.H26] + ['Diffusivity Correction'.H26]" office:value-type="float" office:value="0" calcext:value-type="float">
            <text:p>0.00</text:p>
          </table:table-cell>
          <table:table-cell table:formula="of:=SQRT([diffusivity.I26]^2 + ['Diffusivity Correction'.I26]^2)" office:value-type="float" office:value="0" calcext:value-type="float">
            <text:p>0.00</text:p>
          </table:table-cell>
          <table:table-cell table:formula="of:=[diffusivity.J26] + ['Diffusivity Correction'.J26]" office:value-type="float" office:value="0" calcext:value-type="float">
            <text:p>0.00</text:p>
          </table:table-cell>
          <table:table-cell table:formula="of:=SQRT([diffusivity.K26]^2 + ['Diffusivity Correction'.K26]^2)" office:value-type="float" office:value="0" calcext:value-type="float">
            <text:p>0.00</text:p>
          </table:table-cell>
          <table:table-cell table:formula="of:=[diffusivity.L26] + ['Diffusivity Correction'.L26]" office:value-type="float" office:value="0" calcext:value-type="float">
            <text:p>0.00</text:p>
          </table:table-cell>
          <table:table-cell table:formula="of:=SQRT([diffusivity.M26]^2 + ['Diffusivity Correction'.M26]^2)" office:value-type="float" office:value="0" calcext:value-type="float">
            <text:p>0.00</text:p>
          </table:table-cell>
          <table:table-cell table:formula="of:=[diffusivity.N26] + ['Diffusivity Correction'.N26]" office:value-type="float" office:value="0" calcext:value-type="float">
            <text:p>0.00</text:p>
          </table:table-cell>
          <table:table-cell table:formula="of:=SQRT([diffusivity.O26]^2 + ['Diffusivity Correction'.O26]^2)" office:value-type="float" office:value="0" calcext:value-type="float">
            <text:p>0.00</text:p>
          </table:table-cell>
          <table:table-cell table:formula="of:=[diffusivity.P26] + ['Diffusivity Correction'.P26]" office:value-type="float" office:value="0" calcext:value-type="float">
            <text:p>0.00</text:p>
          </table:table-cell>
          <table:table-cell table:formula="of:=SQRT([diffusivity.Q26]^2 + ['Diffusivity Correction'.Q26]^2)" office:value-type="float" office:value="0" calcext:value-type="float">
            <text:p>0.00</text:p>
          </table:table-cell>
          <table:table-cell table:formula="of:=[diffusivity.R26] + ['Diffusivity Correction'.R26]" office:value-type="float" office:value="0" calcext:value-type="float">
            <text:p>0.00</text:p>
          </table:table-cell>
          <table:table-cell table:formula="of:=SQRT([diffusivity.S26]^2 + ['Diffusivity Correction'.S26]^2)" office:value-type="float" office:value="0" calcext:value-type="float">
            <text:p>0.00</text:p>
          </table:table-cell>
          <table:table-cell table:formula="of:=[diffusivity.T26] + ['Diffusivity Correction'.T26]" office:value-type="float" office:value="0" calcext:value-type="float">
            <text:p>0.00</text:p>
          </table:table-cell>
          <table:table-cell table:formula="of:=SQRT([diffusivity.U26]^2 + ['Diffusivity Correction'.U26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27] + ['Diffusivity Correction'.D27]" office:value-type="float" office:value="0" calcext:value-type="float">
            <text:p>0.00</text:p>
          </table:table-cell>
          <table:table-cell table:formula="of:=SQRT([diffusivity.E27]^2 + ['Diffusivity Correction'.E27]^2)" office:value-type="float" office:value="0" calcext:value-type="float">
            <text:p>0.00</text:p>
          </table:table-cell>
          <table:table-cell table:formula="of:=[diffusivity.F27] + ['Diffusivity Correction'.F27]" office:value-type="float" office:value="0" calcext:value-type="float">
            <text:p>0.00</text:p>
          </table:table-cell>
          <table:table-cell table:formula="of:=SQRT([diffusivity.G27]^2 + ['Diffusivity Correction'.G27]^2)" office:value-type="float" office:value="0" calcext:value-type="float">
            <text:p>0.00</text:p>
          </table:table-cell>
          <table:table-cell table:formula="of:=[diffusivity.H27] + ['Diffusivity Correction'.H27]" office:value-type="float" office:value="0" calcext:value-type="float">
            <text:p>0.00</text:p>
          </table:table-cell>
          <table:table-cell table:formula="of:=SQRT([diffusivity.I27]^2 + ['Diffusivity Correction'.I27]^2)" office:value-type="float" office:value="0" calcext:value-type="float">
            <text:p>0.00</text:p>
          </table:table-cell>
          <table:table-cell table:formula="of:=[diffusivity.J27] + ['Diffusivity Correction'.J27]" office:value-type="float" office:value="0" calcext:value-type="float">
            <text:p>0.00</text:p>
          </table:table-cell>
          <table:table-cell table:formula="of:=SQRT([diffusivity.K27]^2 + ['Diffusivity Correction'.K27]^2)" office:value-type="float" office:value="0" calcext:value-type="float">
            <text:p>0.00</text:p>
          </table:table-cell>
          <table:table-cell table:formula="of:=[diffusivity.L27] + ['Diffusivity Correction'.L27]" office:value-type="float" office:value="0" calcext:value-type="float">
            <text:p>0.00</text:p>
          </table:table-cell>
          <table:table-cell table:formula="of:=SQRT([diffusivity.M27]^2 + ['Diffusivity Correction'.M27]^2)" office:value-type="float" office:value="0" calcext:value-type="float">
            <text:p>0.00</text:p>
          </table:table-cell>
          <table:table-cell table:formula="of:=[diffusivity.N27] + ['Diffusivity Correction'.N27]" office:value-type="float" office:value="0" calcext:value-type="float">
            <text:p>0.00</text:p>
          </table:table-cell>
          <table:table-cell table:formula="of:=SQRT([diffusivity.O27]^2 + ['Diffusivity Correction'.O27]^2)" office:value-type="float" office:value="0" calcext:value-type="float">
            <text:p>0.00</text:p>
          </table:table-cell>
          <table:table-cell table:formula="of:=[diffusivity.P27] + ['Diffusivity Correction'.P27]" office:value-type="float" office:value="0" calcext:value-type="float">
            <text:p>0.00</text:p>
          </table:table-cell>
          <table:table-cell table:formula="of:=SQRT([diffusivity.Q27]^2 + ['Diffusivity Correction'.Q27]^2)" office:value-type="float" office:value="0" calcext:value-type="float">
            <text:p>0.00</text:p>
          </table:table-cell>
          <table:table-cell table:formula="of:=[diffusivity.R27] + ['Diffusivity Correction'.R27]" office:value-type="float" office:value="0" calcext:value-type="float">
            <text:p>0.00</text:p>
          </table:table-cell>
          <table:table-cell table:formula="of:=SQRT([diffusivity.S27]^2 + ['Diffusivity Correction'.S27]^2)" office:value-type="float" office:value="0" calcext:value-type="float">
            <text:p>0.00</text:p>
          </table:table-cell>
          <table:table-cell table:formula="of:=[diffusivity.T27] + ['Diffusivity Correction'.T27]" office:value-type="float" office:value="0" calcext:value-type="float">
            <text:p>0.00</text:p>
          </table:table-cell>
          <table:table-cell table:formula="of:=SQRT([diffusivity.U27]^2 + ['Diffusivity Correction'.U27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28] + ['Diffusivity Correction'.D28]" office:value-type="float" office:value="0" calcext:value-type="float">
            <text:p>0.00</text:p>
          </table:table-cell>
          <table:table-cell table:formula="of:=SQRT([diffusivity.E28]^2 + ['Diffusivity Correction'.E28]^2)" office:value-type="float" office:value="0" calcext:value-type="float">
            <text:p>0.00</text:p>
          </table:table-cell>
          <table:table-cell table:formula="of:=[diffusivity.F28] + ['Diffusivity Correction'.F28]" office:value-type="float" office:value="0" calcext:value-type="float">
            <text:p>0.00</text:p>
          </table:table-cell>
          <table:table-cell table:formula="of:=SQRT([diffusivity.G28]^2 + ['Diffusivity Correction'.G28]^2)" office:value-type="float" office:value="0" calcext:value-type="float">
            <text:p>0.00</text:p>
          </table:table-cell>
          <table:table-cell table:formula="of:=[diffusivity.H28] + ['Diffusivity Correction'.H28]" office:value-type="float" office:value="0" calcext:value-type="float">
            <text:p>0.00</text:p>
          </table:table-cell>
          <table:table-cell table:formula="of:=SQRT([diffusivity.I28]^2 + ['Diffusivity Correction'.I28]^2)" office:value-type="float" office:value="0" calcext:value-type="float">
            <text:p>0.00</text:p>
          </table:table-cell>
          <table:table-cell table:formula="of:=[diffusivity.J28] + ['Diffusivity Correction'.J28]" office:value-type="float" office:value="0" calcext:value-type="float">
            <text:p>0.00</text:p>
          </table:table-cell>
          <table:table-cell table:formula="of:=SQRT([diffusivity.K28]^2 + ['Diffusivity Correction'.K28]^2)" office:value-type="float" office:value="0" calcext:value-type="float">
            <text:p>0.00</text:p>
          </table:table-cell>
          <table:table-cell table:formula="of:=[diffusivity.L28] + ['Diffusivity Correction'.L28]" office:value-type="float" office:value="0" calcext:value-type="float">
            <text:p>0.00</text:p>
          </table:table-cell>
          <table:table-cell table:formula="of:=SQRT([diffusivity.M28]^2 + ['Diffusivity Correction'.M28]^2)" office:value-type="float" office:value="0" calcext:value-type="float">
            <text:p>0.00</text:p>
          </table:table-cell>
          <table:table-cell table:formula="of:=[diffusivity.N28] + ['Diffusivity Correction'.N28]" office:value-type="float" office:value="0" calcext:value-type="float">
            <text:p>0.00</text:p>
          </table:table-cell>
          <table:table-cell table:formula="of:=SQRT([diffusivity.O28]^2 + ['Diffusivity Correction'.O28]^2)" office:value-type="float" office:value="0" calcext:value-type="float">
            <text:p>0.00</text:p>
          </table:table-cell>
          <table:table-cell table:formula="of:=[diffusivity.P28] + ['Diffusivity Correction'.P28]" office:value-type="float" office:value="0" calcext:value-type="float">
            <text:p>0.00</text:p>
          </table:table-cell>
          <table:table-cell table:formula="of:=SQRT([diffusivity.Q28]^2 + ['Diffusivity Correction'.Q28]^2)" office:value-type="float" office:value="0" calcext:value-type="float">
            <text:p>0.00</text:p>
          </table:table-cell>
          <table:table-cell table:formula="of:=[diffusivity.R28] + ['Diffusivity Correction'.R28]" office:value-type="float" office:value="0" calcext:value-type="float">
            <text:p>0.00</text:p>
          </table:table-cell>
          <table:table-cell table:formula="of:=SQRT([diffusivity.S28]^2 + ['Diffusivity Correction'.S28]^2)" office:value-type="float" office:value="0" calcext:value-type="float">
            <text:p>0.00</text:p>
          </table:table-cell>
          <table:table-cell table:formula="of:=[diffusivity.T28] + ['Diffusivity Correction'.T28]" office:value-type="float" office:value="0" calcext:value-type="float">
            <text:p>0.00</text:p>
          </table:table-cell>
          <table:table-cell table:formula="of:=SQRT([diffusivity.U28]^2 + ['Diffusivity Correction'.U2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formula="of:=[diffusivity.D29] + ['Diffusivity Correction'.D29]" office:value-type="float" office:value="0" calcext:value-type="float">
            <text:p>0.00</text:p>
          </table:table-cell>
          <table:table-cell table:formula="of:=SQRT([diffusivity.E29]^2 + ['Diffusivity Correction'.E29]^2)" office:value-type="float" office:value="0" calcext:value-type="float">
            <text:p>0.00</text:p>
          </table:table-cell>
          <table:table-cell table:formula="of:=[diffusivity.F29] + ['Diffusivity Correction'.F29]" office:value-type="float" office:value="0" calcext:value-type="float">
            <text:p>0.00</text:p>
          </table:table-cell>
          <table:table-cell table:formula="of:=SQRT([diffusivity.G29]^2 + ['Diffusivity Correction'.G29]^2)" office:value-type="float" office:value="0" calcext:value-type="float">
            <text:p>0.00</text:p>
          </table:table-cell>
          <table:table-cell table:formula="of:=[diffusivity.H29] + ['Diffusivity Correction'.H29]" office:value-type="float" office:value="0" calcext:value-type="float">
            <text:p>0.00</text:p>
          </table:table-cell>
          <table:table-cell table:formula="of:=SQRT([diffusivity.I29]^2 + ['Diffusivity Correction'.I29]^2)" office:value-type="float" office:value="0" calcext:value-type="float">
            <text:p>0.00</text:p>
          </table:table-cell>
          <table:table-cell table:formula="of:=[diffusivity.J29] + ['Diffusivity Correction'.J29]" office:value-type="float" office:value="0" calcext:value-type="float">
            <text:p>0.00</text:p>
          </table:table-cell>
          <table:table-cell table:formula="of:=SQRT([diffusivity.K29]^2 + ['Diffusivity Correction'.K29]^2)" office:value-type="float" office:value="0" calcext:value-type="float">
            <text:p>0.00</text:p>
          </table:table-cell>
          <table:table-cell table:formula="of:=[diffusivity.L29] + ['Diffusivity Correction'.L29]" office:value-type="float" office:value="0" calcext:value-type="float">
            <text:p>0.00</text:p>
          </table:table-cell>
          <table:table-cell table:formula="of:=SQRT([diffusivity.M29]^2 + ['Diffusivity Correction'.M29]^2)" office:value-type="float" office:value="0" calcext:value-type="float">
            <text:p>0.00</text:p>
          </table:table-cell>
          <table:table-cell table:formula="of:=[diffusivity.N29] + ['Diffusivity Correction'.N29]" office:value-type="float" office:value="0" calcext:value-type="float">
            <text:p>0.00</text:p>
          </table:table-cell>
          <table:table-cell table:formula="of:=SQRT([diffusivity.O29]^2 + ['Diffusivity Correction'.O29]^2)" office:value-type="float" office:value="0" calcext:value-type="float">
            <text:p>0.00</text:p>
          </table:table-cell>
          <table:table-cell table:formula="of:=[diffusivity.P29] + ['Diffusivity Correction'.P29]" office:value-type="float" office:value="0" calcext:value-type="float">
            <text:p>0.00</text:p>
          </table:table-cell>
          <table:table-cell table:formula="of:=SQRT([diffusivity.Q29]^2 + ['Diffusivity Correction'.Q29]^2)" office:value-type="float" office:value="0" calcext:value-type="float">
            <text:p>0.00</text:p>
          </table:table-cell>
          <table:table-cell table:formula="of:=[diffusivity.R29] + ['Diffusivity Correction'.R29]" office:value-type="float" office:value="0" calcext:value-type="float">
            <text:p>0.00</text:p>
          </table:table-cell>
          <table:table-cell table:formula="of:=SQRT([diffusivity.S29]^2 + ['Diffusivity Correction'.S29]^2)" office:value-type="float" office:value="0" calcext:value-type="float">
            <text:p>0.00</text:p>
          </table:table-cell>
          <table:table-cell table:formula="of:=[diffusivity.T29] + ['Diffusivity Correction'.T29]" office:value-type="float" office:value="0" calcext:value-type="float">
            <text:p>0.00</text:p>
          </table:table-cell>
          <table:table-cell table:formula="of:=SQRT([diffusivity.U29]^2 + ['Diffusivity Correction'.U2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formula="of:=[diffusivity.D30] + ['Diffusivity Correction'.D30]" office:value-type="float" office:value="0" calcext:value-type="float">
            <text:p>0.00</text:p>
          </table:table-cell>
          <table:table-cell table:formula="of:=SQRT([diffusivity.E30]^2 + ['Diffusivity Correction'.E30]^2)" office:value-type="float" office:value="0" calcext:value-type="float">
            <text:p>0.00</text:p>
          </table:table-cell>
          <table:table-cell table:formula="of:=[diffusivity.F30] + ['Diffusivity Correction'.F30]" office:value-type="float" office:value="0" calcext:value-type="float">
            <text:p>0.00</text:p>
          </table:table-cell>
          <table:table-cell table:formula="of:=SQRT([diffusivity.G30]^2 + ['Diffusivity Correction'.G30]^2)" office:value-type="float" office:value="0" calcext:value-type="float">
            <text:p>0.00</text:p>
          </table:table-cell>
          <table:table-cell table:formula="of:=[diffusivity.H30] + ['Diffusivity Correction'.H30]" office:value-type="float" office:value="0" calcext:value-type="float">
            <text:p>0.00</text:p>
          </table:table-cell>
          <table:table-cell table:formula="of:=SQRT([diffusivity.I30]^2 + ['Diffusivity Correction'.I30]^2)" office:value-type="float" office:value="0" calcext:value-type="float">
            <text:p>0.00</text:p>
          </table:table-cell>
          <table:table-cell table:formula="of:=[diffusivity.J30] + ['Diffusivity Correction'.J30]" office:value-type="float" office:value="0" calcext:value-type="float">
            <text:p>0.00</text:p>
          </table:table-cell>
          <table:table-cell table:formula="of:=SQRT([diffusivity.K30]^2 + ['Diffusivity Correction'.K30]^2)" office:value-type="float" office:value="0" calcext:value-type="float">
            <text:p>0.00</text:p>
          </table:table-cell>
          <table:table-cell table:formula="of:=[diffusivity.L30] + ['Diffusivity Correction'.L30]" office:value-type="float" office:value="0" calcext:value-type="float">
            <text:p>0.00</text:p>
          </table:table-cell>
          <table:table-cell table:formula="of:=SQRT([diffusivity.M30]^2 + ['Diffusivity Correction'.M30]^2)" office:value-type="float" office:value="0" calcext:value-type="float">
            <text:p>0.00</text:p>
          </table:table-cell>
          <table:table-cell table:formula="of:=[diffusivity.N30] + ['Diffusivity Correction'.N30]" office:value-type="float" office:value="0" calcext:value-type="float">
            <text:p>0.00</text:p>
          </table:table-cell>
          <table:table-cell table:formula="of:=SQRT([diffusivity.O30]^2 + ['Diffusivity Correction'.O30]^2)" office:value-type="float" office:value="0" calcext:value-type="float">
            <text:p>0.00</text:p>
          </table:table-cell>
          <table:table-cell table:formula="of:=[diffusivity.P30] + ['Diffusivity Correction'.P30]" office:value-type="float" office:value="0" calcext:value-type="float">
            <text:p>0.00</text:p>
          </table:table-cell>
          <table:table-cell table:formula="of:=SQRT([diffusivity.Q30]^2 + ['Diffusivity Correction'.Q30]^2)" office:value-type="float" office:value="0" calcext:value-type="float">
            <text:p>0.00</text:p>
          </table:table-cell>
          <table:table-cell table:formula="of:=[diffusivity.R30] + ['Diffusivity Correction'.R30]" office:value-type="float" office:value="0" calcext:value-type="float">
            <text:p>0.00</text:p>
          </table:table-cell>
          <table:table-cell table:formula="of:=SQRT([diffusivity.S30]^2 + ['Diffusivity Correction'.S30]^2)" office:value-type="float" office:value="0" calcext:value-type="float">
            <text:p>0.00</text:p>
          </table:table-cell>
          <table:table-cell table:formula="of:=[diffusivity.T30] + ['Diffusivity Correction'.T30]" office:value-type="float" office:value="0" calcext:value-type="float">
            <text:p>0.00</text:p>
          </table:table-cell>
          <table:table-cell table:formula="of:=SQRT([diffusivity.U30]^2 + ['Diffusivity Correction'.U30]^2)" office:value-type="float" office:value="0" calcext:value-type="float">
            <text:p>0.00</text:p>
          </table:table-cell>
          <table:table-cell/>
          <table:table-cell table:formula="of:=2" office:value-type="float" office:value="2" calcext:value-type="float">
            <text:p>2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formula="of:=[diffusivity.D31] + ['Diffusivity Correction'.D31]" office:value-type="float" office:value="0" calcext:value-type="float">
            <text:p>0.00</text:p>
          </table:table-cell>
          <table:table-cell table:formula="of:=SQRT([diffusivity.E31]^2 + ['Diffusivity Correction'.E31]^2)" office:value-type="float" office:value="0" calcext:value-type="float">
            <text:p>0.00</text:p>
          </table:table-cell>
          <table:table-cell table:formula="of:=[diffusivity.F31] + ['Diffusivity Correction'.F31]" office:value-type="float" office:value="0" calcext:value-type="float">
            <text:p>0.00</text:p>
          </table:table-cell>
          <table:table-cell table:formula="of:=SQRT([diffusivity.G31]^2 + ['Diffusivity Correction'.G31]^2)" office:value-type="float" office:value="0" calcext:value-type="float">
            <text:p>0.00</text:p>
          </table:table-cell>
          <table:table-cell table:formula="of:=[diffusivity.H31] + ['Diffusivity Correction'.H31]" office:value-type="float" office:value="0" calcext:value-type="float">
            <text:p>0.00</text:p>
          </table:table-cell>
          <table:table-cell table:formula="of:=SQRT([diffusivity.I31]^2 + ['Diffusivity Correction'.I31]^2)" office:value-type="float" office:value="0" calcext:value-type="float">
            <text:p>0.00</text:p>
          </table:table-cell>
          <table:table-cell table:formula="of:=[diffusivity.J31] + ['Diffusivity Correction'.J31]" office:value-type="float" office:value="0" calcext:value-type="float">
            <text:p>0.00</text:p>
          </table:table-cell>
          <table:table-cell table:formula="of:=SQRT([diffusivity.K31]^2 + ['Diffusivity Correction'.K31]^2)" office:value-type="float" office:value="0" calcext:value-type="float">
            <text:p>0.00</text:p>
          </table:table-cell>
          <table:table-cell table:formula="of:=[diffusivity.L31] + ['Diffusivity Correction'.L31]" office:value-type="float" office:value="0" calcext:value-type="float">
            <text:p>0.00</text:p>
          </table:table-cell>
          <table:table-cell table:formula="of:=SQRT([diffusivity.M31]^2 + ['Diffusivity Correction'.M31]^2)" office:value-type="float" office:value="0" calcext:value-type="float">
            <text:p>0.00</text:p>
          </table:table-cell>
          <table:table-cell table:formula="of:=[diffusivity.N31] + ['Diffusivity Correction'.N31]" office:value-type="float" office:value="0" calcext:value-type="float">
            <text:p>0.00</text:p>
          </table:table-cell>
          <table:table-cell table:formula="of:=SQRT([diffusivity.O31]^2 + ['Diffusivity Correction'.O31]^2)" office:value-type="float" office:value="0" calcext:value-type="float">
            <text:p>0.00</text:p>
          </table:table-cell>
          <table:table-cell table:formula="of:=[diffusivity.P31] + ['Diffusivity Correction'.P31]" office:value-type="float" office:value="0" calcext:value-type="float">
            <text:p>0.00</text:p>
          </table:table-cell>
          <table:table-cell table:formula="of:=SQRT([diffusivity.Q31]^2 + ['Diffusivity Correction'.Q31]^2)" office:value-type="float" office:value="0" calcext:value-type="float">
            <text:p>0.00</text:p>
          </table:table-cell>
          <table:table-cell table:formula="of:=[diffusivity.R31] + ['Diffusivity Correction'.R31]" office:value-type="float" office:value="0" calcext:value-type="float">
            <text:p>0.00</text:p>
          </table:table-cell>
          <table:table-cell table:formula="of:=SQRT([diffusivity.S31]^2 + ['Diffusivity Correction'.S31]^2)" office:value-type="float" office:value="0" calcext:value-type="float">
            <text:p>0.00</text:p>
          </table:table-cell>
          <table:table-cell table:formula="of:=[diffusivity.T31] + ['Diffusivity Correction'.T31]" office:value-type="float" office:value="0" calcext:value-type="float">
            <text:p>0.00</text:p>
          </table:table-cell>
          <table:table-cell table:formula="of:=SQRT([diffusivity.U31]^2 + ['Diffusivity Correction'.U31]^2)" office:value-type="float" office:value="0" calcext:value-type="float">
            <text:p>0.00</text:p>
          </table:table-cell>
          <table:table-cell/>
          <table:table-cell table:formula="of:=[.W30]^2"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formula="of:=[diffusivity.D32] + ['Diffusivity Correction'.D32]" office:value-type="float" office:value="0" calcext:value-type="float">
            <text:p>0.00</text:p>
          </table:table-cell>
          <table:table-cell table:formula="of:=SQRT([diffusivity.E32]^2 + ['Diffusivity Correction'.E32]^2)" office:value-type="float" office:value="0" calcext:value-type="float">
            <text:p>0.00</text:p>
          </table:table-cell>
          <table:table-cell table:formula="of:=[diffusivity.F32] + ['Diffusivity Correction'.F32]" office:value-type="float" office:value="0" calcext:value-type="float">
            <text:p>0.00</text:p>
          </table:table-cell>
          <table:table-cell table:formula="of:=SQRT([diffusivity.G32]^2 + ['Diffusivity Correction'.G32]^2)" office:value-type="float" office:value="0" calcext:value-type="float">
            <text:p>0.00</text:p>
          </table:table-cell>
          <table:table-cell table:formula="of:=[diffusivity.H32] + ['Diffusivity Correction'.H32]" office:value-type="float" office:value="0" calcext:value-type="float">
            <text:p>0.00</text:p>
          </table:table-cell>
          <table:table-cell table:formula="of:=SQRT([diffusivity.I32]^2 + ['Diffusivity Correction'.I32]^2)" office:value-type="float" office:value="0" calcext:value-type="float">
            <text:p>0.00</text:p>
          </table:table-cell>
          <table:table-cell table:formula="of:=[diffusivity.J32] + ['Diffusivity Correction'.J32]" office:value-type="float" office:value="0" calcext:value-type="float">
            <text:p>0.00</text:p>
          </table:table-cell>
          <table:table-cell table:formula="of:=SQRT([diffusivity.K32]^2 + ['Diffusivity Correction'.K32]^2)" office:value-type="float" office:value="0" calcext:value-type="float">
            <text:p>0.00</text:p>
          </table:table-cell>
          <table:table-cell table:formula="of:=[diffusivity.L32] + ['Diffusivity Correction'.L32]" office:value-type="float" office:value="0" calcext:value-type="float">
            <text:p>0.00</text:p>
          </table:table-cell>
          <table:table-cell table:formula="of:=SQRT([diffusivity.M32]^2 + ['Diffusivity Correction'.M32]^2)" office:value-type="float" office:value="0" calcext:value-type="float">
            <text:p>0.00</text:p>
          </table:table-cell>
          <table:table-cell table:formula="of:=[diffusivity.N32] + ['Diffusivity Correction'.N32]" office:value-type="float" office:value="0" calcext:value-type="float">
            <text:p>0.00</text:p>
          </table:table-cell>
          <table:table-cell table:formula="of:=SQRT([diffusivity.O32]^2 + ['Diffusivity Correction'.O32]^2)" office:value-type="float" office:value="0" calcext:value-type="float">
            <text:p>0.00</text:p>
          </table:table-cell>
          <table:table-cell table:formula="of:=[diffusivity.P32] + ['Diffusivity Correction'.P32]" office:value-type="float" office:value="0" calcext:value-type="float">
            <text:p>0.00</text:p>
          </table:table-cell>
          <table:table-cell table:formula="of:=SQRT([diffusivity.Q32]^2 + ['Diffusivity Correction'.Q32]^2)" office:value-type="float" office:value="0" calcext:value-type="float">
            <text:p>0.00</text:p>
          </table:table-cell>
          <table:table-cell table:formula="of:=[diffusivity.R32] + ['Diffusivity Correction'.R32]" office:value-type="float" office:value="0" calcext:value-type="float">
            <text:p>0.00</text:p>
          </table:table-cell>
          <table:table-cell table:formula="of:=SQRT([diffusivity.S32]^2 + ['Diffusivity Correction'.S32]^2)" office:value-type="float" office:value="0" calcext:value-type="float">
            <text:p>0.00</text:p>
          </table:table-cell>
          <table:table-cell table:formula="of:=[diffusivity.T32] + ['Diffusivity Correction'.T32]" office:value-type="float" office:value="0" calcext:value-type="float">
            <text:p>0.00</text:p>
          </table:table-cell>
          <table:table-cell table:formula="of:=SQRT([diffusivity.U32]^2 + ['Diffusivity Correction'.U32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formula="of:=[diffusivity.D33] + ['Diffusivity Correction'.D33]" office:value-type="float" office:value="0" calcext:value-type="float">
            <text:p>0.00</text:p>
          </table:table-cell>
          <table:table-cell table:formula="of:=SQRT([diffusivity.E33]^2 + ['Diffusivity Correction'.E33]^2)" office:value-type="float" office:value="0" calcext:value-type="float">
            <text:p>0.00</text:p>
          </table:table-cell>
          <table:table-cell table:formula="of:=[diffusivity.F33] + ['Diffusivity Correction'.F33]" office:value-type="float" office:value="0" calcext:value-type="float">
            <text:p>0.00</text:p>
          </table:table-cell>
          <table:table-cell table:formula="of:=SQRT([diffusivity.G33]^2 + ['Diffusivity Correction'.G33]^2)" office:value-type="float" office:value="0" calcext:value-type="float">
            <text:p>0.00</text:p>
          </table:table-cell>
          <table:table-cell table:formula="of:=[diffusivity.H33] + ['Diffusivity Correction'.H33]" office:value-type="float" office:value="0" calcext:value-type="float">
            <text:p>0.00</text:p>
          </table:table-cell>
          <table:table-cell table:formula="of:=SQRT([diffusivity.I33]^2 + ['Diffusivity Correction'.I33]^2)" office:value-type="float" office:value="0" calcext:value-type="float">
            <text:p>0.00</text:p>
          </table:table-cell>
          <table:table-cell table:formula="of:=[diffusivity.J33] + ['Diffusivity Correction'.J33]" office:value-type="float" office:value="0" calcext:value-type="float">
            <text:p>0.00</text:p>
          </table:table-cell>
          <table:table-cell table:formula="of:=SQRT([diffusivity.K33]^2 + ['Diffusivity Correction'.K33]^2)" office:value-type="float" office:value="0" calcext:value-type="float">
            <text:p>0.00</text:p>
          </table:table-cell>
          <table:table-cell table:formula="of:=[diffusivity.L33] + ['Diffusivity Correction'.L33]" office:value-type="float" office:value="0" calcext:value-type="float">
            <text:p>0.00</text:p>
          </table:table-cell>
          <table:table-cell table:formula="of:=SQRT([diffusivity.M33]^2 + ['Diffusivity Correction'.M33]^2)" office:value-type="float" office:value="0" calcext:value-type="float">
            <text:p>0.00</text:p>
          </table:table-cell>
          <table:table-cell table:formula="of:=[diffusivity.N33] + ['Diffusivity Correction'.N33]" office:value-type="float" office:value="0" calcext:value-type="float">
            <text:p>0.00</text:p>
          </table:table-cell>
          <table:table-cell table:formula="of:=SQRT([diffusivity.O33]^2 + ['Diffusivity Correction'.O33]^2)" office:value-type="float" office:value="0" calcext:value-type="float">
            <text:p>0.00</text:p>
          </table:table-cell>
          <table:table-cell table:formula="of:=[diffusivity.P33] + ['Diffusivity Correction'.P33]" office:value-type="float" office:value="0" calcext:value-type="float">
            <text:p>0.00</text:p>
          </table:table-cell>
          <table:table-cell table:formula="of:=SQRT([diffusivity.Q33]^2 + ['Diffusivity Correction'.Q33]^2)" office:value-type="float" office:value="0" calcext:value-type="float">
            <text:p>0.00</text:p>
          </table:table-cell>
          <table:table-cell table:formula="of:=[diffusivity.R33] + ['Diffusivity Correction'.R33]" office:value-type="float" office:value="0" calcext:value-type="float">
            <text:p>0.00</text:p>
          </table:table-cell>
          <table:table-cell table:formula="of:=SQRT([diffusivity.S33]^2 + ['Diffusivity Correction'.S33]^2)" office:value-type="float" office:value="0" calcext:value-type="float">
            <text:p>0.00</text:p>
          </table:table-cell>
          <table:table-cell table:formula="of:=[diffusivity.T33] + ['Diffusivity Correction'.T33]" office:value-type="float" office:value="0" calcext:value-type="float">
            <text:p>0.00</text:p>
          </table:table-cell>
          <table:table-cell table:formula="of:=SQRT([diffusivity.U33]^2 + ['Diffusivity Correction'.U33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34] + ['Diffusivity Correction'.D34]" office:value-type="float" office:value="0" calcext:value-type="float">
            <text:p>0.00</text:p>
          </table:table-cell>
          <table:table-cell table:formula="of:=SQRT([diffusivity.E34]^2 + ['Diffusivity Correction'.E34]^2)" office:value-type="float" office:value="0" calcext:value-type="float">
            <text:p>0.00</text:p>
          </table:table-cell>
          <table:table-cell table:formula="of:=[diffusivity.F34] + ['Diffusivity Correction'.F34]" office:value-type="float" office:value="0" calcext:value-type="float">
            <text:p>0.00</text:p>
          </table:table-cell>
          <table:table-cell table:formula="of:=SQRT([diffusivity.G34]^2 + ['Diffusivity Correction'.G34]^2)" office:value-type="float" office:value="0" calcext:value-type="float">
            <text:p>0.00</text:p>
          </table:table-cell>
          <table:table-cell table:formula="of:=[diffusivity.H34] + ['Diffusivity Correction'.H34]" office:value-type="float" office:value="0" calcext:value-type="float">
            <text:p>0.00</text:p>
          </table:table-cell>
          <table:table-cell table:formula="of:=SQRT([diffusivity.I34]^2 + ['Diffusivity Correction'.I34]^2)" office:value-type="float" office:value="0" calcext:value-type="float">
            <text:p>0.00</text:p>
          </table:table-cell>
          <table:table-cell table:formula="of:=[diffusivity.J34] + ['Diffusivity Correction'.J34]" office:value-type="float" office:value="0" calcext:value-type="float">
            <text:p>0.00</text:p>
          </table:table-cell>
          <table:table-cell table:formula="of:=SQRT([diffusivity.K34]^2 + ['Diffusivity Correction'.K34]^2)" office:value-type="float" office:value="0" calcext:value-type="float">
            <text:p>0.00</text:p>
          </table:table-cell>
          <table:table-cell table:formula="of:=[diffusivity.L34] + ['Diffusivity Correction'.L34]" office:value-type="float" office:value="0" calcext:value-type="float">
            <text:p>0.00</text:p>
          </table:table-cell>
          <table:table-cell table:formula="of:=SQRT([diffusivity.M34]^2 + ['Diffusivity Correction'.M34]^2)" office:value-type="float" office:value="0" calcext:value-type="float">
            <text:p>0.00</text:p>
          </table:table-cell>
          <table:table-cell table:formula="of:=[diffusivity.N34] + ['Diffusivity Correction'.N34]" office:value-type="float" office:value="0" calcext:value-type="float">
            <text:p>0.00</text:p>
          </table:table-cell>
          <table:table-cell table:formula="of:=SQRT([diffusivity.O34]^2 + ['Diffusivity Correction'.O34]^2)" office:value-type="float" office:value="0" calcext:value-type="float">
            <text:p>0.00</text:p>
          </table:table-cell>
          <table:table-cell table:formula="of:=[diffusivity.P34] + ['Diffusivity Correction'.P34]" office:value-type="float" office:value="0" calcext:value-type="float">
            <text:p>0.00</text:p>
          </table:table-cell>
          <table:table-cell table:formula="of:=SQRT([diffusivity.Q34]^2 + ['Diffusivity Correction'.Q34]^2)" office:value-type="float" office:value="0" calcext:value-type="float">
            <text:p>0.00</text:p>
          </table:table-cell>
          <table:table-cell table:formula="of:=[diffusivity.R34] + ['Diffusivity Correction'.R34]" office:value-type="float" office:value="0" calcext:value-type="float">
            <text:p>0.00</text:p>
          </table:table-cell>
          <table:table-cell table:formula="of:=SQRT([diffusivity.S34]^2 + ['Diffusivity Correction'.S34]^2)" office:value-type="float" office:value="0" calcext:value-type="float">
            <text:p>0.00</text:p>
          </table:table-cell>
          <table:table-cell table:formula="of:=[diffusivity.T34] + ['Diffusivity Correction'.T34]" office:value-type="float" office:value="0" calcext:value-type="float">
            <text:p>0.00</text:p>
          </table:table-cell>
          <table:table-cell table:formula="of:=SQRT([diffusivity.U34]^2 + ['Diffusivity Correction'.U34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35] + ['Diffusivity Correction'.D35]" office:value-type="float" office:value="0" calcext:value-type="float">
            <text:p>0.00</text:p>
          </table:table-cell>
          <table:table-cell table:formula="of:=SQRT([diffusivity.E35]^2 + ['Diffusivity Correction'.E35]^2)" office:value-type="float" office:value="0" calcext:value-type="float">
            <text:p>0.00</text:p>
          </table:table-cell>
          <table:table-cell table:formula="of:=[diffusivity.F35] + ['Diffusivity Correction'.F35]" office:value-type="float" office:value="0" calcext:value-type="float">
            <text:p>0.00</text:p>
          </table:table-cell>
          <table:table-cell table:formula="of:=SQRT([diffusivity.G35]^2 + ['Diffusivity Correction'.G35]^2)" office:value-type="float" office:value="0" calcext:value-type="float">
            <text:p>0.00</text:p>
          </table:table-cell>
          <table:table-cell table:formula="of:=[diffusivity.H35] + ['Diffusivity Correction'.H35]" office:value-type="float" office:value="0" calcext:value-type="float">
            <text:p>0.00</text:p>
          </table:table-cell>
          <table:table-cell table:formula="of:=SQRT([diffusivity.I35]^2 + ['Diffusivity Correction'.I35]^2)" office:value-type="float" office:value="0" calcext:value-type="float">
            <text:p>0.00</text:p>
          </table:table-cell>
          <table:table-cell table:formula="of:=[diffusivity.J35] + ['Diffusivity Correction'.J35]" office:value-type="float" office:value="0" calcext:value-type="float">
            <text:p>0.00</text:p>
          </table:table-cell>
          <table:table-cell table:formula="of:=SQRT([diffusivity.K35]^2 + ['Diffusivity Correction'.K35]^2)" office:value-type="float" office:value="0" calcext:value-type="float">
            <text:p>0.00</text:p>
          </table:table-cell>
          <table:table-cell table:formula="of:=[diffusivity.L35] + ['Diffusivity Correction'.L35]" office:value-type="float" office:value="0" calcext:value-type="float">
            <text:p>0.00</text:p>
          </table:table-cell>
          <table:table-cell table:formula="of:=SQRT([diffusivity.M35]^2 + ['Diffusivity Correction'.M35]^2)" office:value-type="float" office:value="0" calcext:value-type="float">
            <text:p>0.00</text:p>
          </table:table-cell>
          <table:table-cell table:formula="of:=[diffusivity.N35] + ['Diffusivity Correction'.N35]" office:value-type="float" office:value="0" calcext:value-type="float">
            <text:p>0.00</text:p>
          </table:table-cell>
          <table:table-cell table:formula="of:=SQRT([diffusivity.O35]^2 + ['Diffusivity Correction'.O35]^2)" office:value-type="float" office:value="0" calcext:value-type="float">
            <text:p>0.00</text:p>
          </table:table-cell>
          <table:table-cell table:formula="of:=[diffusivity.P35] + ['Diffusivity Correction'.P35]" office:value-type="float" office:value="0" calcext:value-type="float">
            <text:p>0.00</text:p>
          </table:table-cell>
          <table:table-cell table:formula="of:=SQRT([diffusivity.Q35]^2 + ['Diffusivity Correction'.Q35]^2)" office:value-type="float" office:value="0" calcext:value-type="float">
            <text:p>0.00</text:p>
          </table:table-cell>
          <table:table-cell table:formula="of:=[diffusivity.R35] + ['Diffusivity Correction'.R35]" office:value-type="float" office:value="0" calcext:value-type="float">
            <text:p>0.00</text:p>
          </table:table-cell>
          <table:table-cell table:formula="of:=SQRT([diffusivity.S35]^2 + ['Diffusivity Correction'.S35]^2)" office:value-type="float" office:value="0" calcext:value-type="float">
            <text:p>0.00</text:p>
          </table:table-cell>
          <table:table-cell table:formula="of:=[diffusivity.T35] + ['Diffusivity Correction'.T35]" office:value-type="float" office:value="0" calcext:value-type="float">
            <text:p>0.00</text:p>
          </table:table-cell>
          <table:table-cell table:formula="of:=SQRT([diffusivity.U35]^2 + ['Diffusivity Correction'.U35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36] + ['Diffusivity Correction'.D36]" office:value-type="float" office:value="0" calcext:value-type="float">
            <text:p>0.00</text:p>
          </table:table-cell>
          <table:table-cell table:formula="of:=SQRT([diffusivity.E36]^2 + ['Diffusivity Correction'.E36]^2)" office:value-type="float" office:value="0" calcext:value-type="float">
            <text:p>0.00</text:p>
          </table:table-cell>
          <table:table-cell table:formula="of:=[diffusivity.F36] + ['Diffusivity Correction'.F36]" office:value-type="float" office:value="0" calcext:value-type="float">
            <text:p>0.00</text:p>
          </table:table-cell>
          <table:table-cell table:formula="of:=SQRT([diffusivity.G36]^2 + ['Diffusivity Correction'.G36]^2)" office:value-type="float" office:value="0" calcext:value-type="float">
            <text:p>0.00</text:p>
          </table:table-cell>
          <table:table-cell table:formula="of:=[diffusivity.H36] + ['Diffusivity Correction'.H36]" office:value-type="float" office:value="0" calcext:value-type="float">
            <text:p>0.00</text:p>
          </table:table-cell>
          <table:table-cell table:formula="of:=SQRT([diffusivity.I36]^2 + ['Diffusivity Correction'.I36]^2)" office:value-type="float" office:value="0" calcext:value-type="float">
            <text:p>0.00</text:p>
          </table:table-cell>
          <table:table-cell table:formula="of:=[diffusivity.J36] + ['Diffusivity Correction'.J36]" office:value-type="float" office:value="0" calcext:value-type="float">
            <text:p>0.00</text:p>
          </table:table-cell>
          <table:table-cell table:formula="of:=SQRT([diffusivity.K36]^2 + ['Diffusivity Correction'.K36]^2)" office:value-type="float" office:value="0" calcext:value-type="float">
            <text:p>0.00</text:p>
          </table:table-cell>
          <table:table-cell table:formula="of:=[diffusivity.L36] + ['Diffusivity Correction'.L36]" office:value-type="float" office:value="0" calcext:value-type="float">
            <text:p>0.00</text:p>
          </table:table-cell>
          <table:table-cell table:formula="of:=SQRT([diffusivity.M36]^2 + ['Diffusivity Correction'.M36]^2)" office:value-type="float" office:value="0" calcext:value-type="float">
            <text:p>0.00</text:p>
          </table:table-cell>
          <table:table-cell table:formula="of:=[diffusivity.N36] + ['Diffusivity Correction'.N36]" office:value-type="float" office:value="0" calcext:value-type="float">
            <text:p>0.00</text:p>
          </table:table-cell>
          <table:table-cell table:formula="of:=SQRT([diffusivity.O36]^2 + ['Diffusivity Correction'.O36]^2)" office:value-type="float" office:value="0" calcext:value-type="float">
            <text:p>0.00</text:p>
          </table:table-cell>
          <table:table-cell table:formula="of:=[diffusivity.P36] + ['Diffusivity Correction'.P36]" office:value-type="float" office:value="0" calcext:value-type="float">
            <text:p>0.00</text:p>
          </table:table-cell>
          <table:table-cell table:formula="of:=SQRT([diffusivity.Q36]^2 + ['Diffusivity Correction'.Q36]^2)" office:value-type="float" office:value="0" calcext:value-type="float">
            <text:p>0.00</text:p>
          </table:table-cell>
          <table:table-cell table:formula="of:=[diffusivity.R36] + ['Diffusivity Correction'.R36]" office:value-type="float" office:value="0" calcext:value-type="float">
            <text:p>0.00</text:p>
          </table:table-cell>
          <table:table-cell table:formula="of:=SQRT([diffusivity.S36]^2 + ['Diffusivity Correction'.S36]^2)" office:value-type="float" office:value="0" calcext:value-type="float">
            <text:p>0.00</text:p>
          </table:table-cell>
          <table:table-cell table:formula="of:=[diffusivity.T36] + ['Diffusivity Correction'.T36]" office:value-type="float" office:value="0" calcext:value-type="float">
            <text:p>0.00</text:p>
          </table:table-cell>
          <table:table-cell table:formula="of:=SQRT([diffusivity.U36]^2 + ['Diffusivity Correction'.U36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formula="of:=[diffusivity.D37] + ['Diffusivity Correction'.D37]" office:value-type="float" office:value="0" calcext:value-type="float">
            <text:p>0.00</text:p>
          </table:table-cell>
          <table:table-cell table:formula="of:=SQRT([diffusivity.E37]^2 + ['Diffusivity Correction'.E37]^2)" office:value-type="float" office:value="0" calcext:value-type="float">
            <text:p>0.00</text:p>
          </table:table-cell>
          <table:table-cell table:formula="of:=[diffusivity.F37] + ['Diffusivity Correction'.F37]" office:value-type="float" office:value="0" calcext:value-type="float">
            <text:p>0.00</text:p>
          </table:table-cell>
          <table:table-cell table:formula="of:=SQRT([diffusivity.G37]^2 + ['Diffusivity Correction'.G37]^2)" office:value-type="float" office:value="0" calcext:value-type="float">
            <text:p>0.00</text:p>
          </table:table-cell>
          <table:table-cell table:formula="of:=[diffusivity.H37] + ['Diffusivity Correction'.H37]" office:value-type="float" office:value="0" calcext:value-type="float">
            <text:p>0.00</text:p>
          </table:table-cell>
          <table:table-cell table:formula="of:=SQRT([diffusivity.I37]^2 + ['Diffusivity Correction'.I37]^2)" office:value-type="float" office:value="0" calcext:value-type="float">
            <text:p>0.00</text:p>
          </table:table-cell>
          <table:table-cell table:formula="of:=[diffusivity.J37] + ['Diffusivity Correction'.J37]" office:value-type="float" office:value="0" calcext:value-type="float">
            <text:p>0.00</text:p>
          </table:table-cell>
          <table:table-cell table:formula="of:=SQRT([diffusivity.K37]^2 + ['Diffusivity Correction'.K37]^2)" office:value-type="float" office:value="0" calcext:value-type="float">
            <text:p>0.00</text:p>
          </table:table-cell>
          <table:table-cell table:formula="of:=[diffusivity.L37] + ['Diffusivity Correction'.L37]" office:value-type="float" office:value="0" calcext:value-type="float">
            <text:p>0.00</text:p>
          </table:table-cell>
          <table:table-cell table:formula="of:=SQRT([diffusivity.M37]^2 + ['Diffusivity Correction'.M37]^2)" office:value-type="float" office:value="0" calcext:value-type="float">
            <text:p>0.00</text:p>
          </table:table-cell>
          <table:table-cell table:formula="of:=[diffusivity.N37] + ['Diffusivity Correction'.N37]" office:value-type="float" office:value="0" calcext:value-type="float">
            <text:p>0.00</text:p>
          </table:table-cell>
          <table:table-cell table:formula="of:=SQRT([diffusivity.O37]^2 + ['Diffusivity Correction'.O37]^2)" office:value-type="float" office:value="0" calcext:value-type="float">
            <text:p>0.00</text:p>
          </table:table-cell>
          <table:table-cell table:formula="of:=[diffusivity.P37] + ['Diffusivity Correction'.P37]" office:value-type="float" office:value="0" calcext:value-type="float">
            <text:p>0.00</text:p>
          </table:table-cell>
          <table:table-cell table:formula="of:=SQRT([diffusivity.Q37]^2 + ['Diffusivity Correction'.Q37]^2)" office:value-type="float" office:value="0" calcext:value-type="float">
            <text:p>0.00</text:p>
          </table:table-cell>
          <table:table-cell table:formula="of:=[diffusivity.R37] + ['Diffusivity Correction'.R37]" office:value-type="float" office:value="0" calcext:value-type="float">
            <text:p>0.00</text:p>
          </table:table-cell>
          <table:table-cell table:formula="of:=SQRT([diffusivity.S37]^2 + ['Diffusivity Correction'.S37]^2)" office:value-type="float" office:value="0" calcext:value-type="float">
            <text:p>0.00</text:p>
          </table:table-cell>
          <table:table-cell table:formula="of:=[diffusivity.T37] + ['Diffusivity Correction'.T37]" office:value-type="float" office:value="0" calcext:value-type="float">
            <text:p>0.00</text:p>
          </table:table-cell>
          <table:table-cell table:formula="of:=SQRT([diffusivity.U37]^2 + ['Diffusivity Correction'.U37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38] + ['Diffusivity Correction'.D38]" office:value-type="float" office:value="0" calcext:value-type="float">
            <text:p>0.00</text:p>
          </table:table-cell>
          <table:table-cell table:formula="of:=SQRT([diffusivity.E38]^2 + ['Diffusivity Correction'.E38]^2)" office:value-type="float" office:value="0" calcext:value-type="float">
            <text:p>0.00</text:p>
          </table:table-cell>
          <table:table-cell table:formula="of:=[diffusivity.F38] + ['Diffusivity Correction'.F38]" office:value-type="float" office:value="0" calcext:value-type="float">
            <text:p>0.00</text:p>
          </table:table-cell>
          <table:table-cell table:formula="of:=SQRT([diffusivity.G38]^2 + ['Diffusivity Correction'.G38]^2)" office:value-type="float" office:value="0" calcext:value-type="float">
            <text:p>0.00</text:p>
          </table:table-cell>
          <table:table-cell table:formula="of:=[diffusivity.H38] + ['Diffusivity Correction'.H38]" office:value-type="float" office:value="0" calcext:value-type="float">
            <text:p>0.00</text:p>
          </table:table-cell>
          <table:table-cell table:formula="of:=SQRT([diffusivity.I38]^2 + ['Diffusivity Correction'.I38]^2)" office:value-type="float" office:value="0" calcext:value-type="float">
            <text:p>0.00</text:p>
          </table:table-cell>
          <table:table-cell table:formula="of:=[diffusivity.J38] + ['Diffusivity Correction'.J38]" office:value-type="float" office:value="0" calcext:value-type="float">
            <text:p>0.00</text:p>
          </table:table-cell>
          <table:table-cell table:formula="of:=SQRT([diffusivity.K38]^2 + ['Diffusivity Correction'.K38]^2)" office:value-type="float" office:value="0" calcext:value-type="float">
            <text:p>0.00</text:p>
          </table:table-cell>
          <table:table-cell table:formula="of:=[diffusivity.L38] + ['Diffusivity Correction'.L38]" office:value-type="float" office:value="0" calcext:value-type="float">
            <text:p>0.00</text:p>
          </table:table-cell>
          <table:table-cell table:formula="of:=SQRT([diffusivity.M38]^2 + ['Diffusivity Correction'.M38]^2)" office:value-type="float" office:value="0" calcext:value-type="float">
            <text:p>0.00</text:p>
          </table:table-cell>
          <table:table-cell table:formula="of:=[diffusivity.N38] + ['Diffusivity Correction'.N38]" office:value-type="float" office:value="0" calcext:value-type="float">
            <text:p>0.00</text:p>
          </table:table-cell>
          <table:table-cell table:formula="of:=SQRT([diffusivity.O38]^2 + ['Diffusivity Correction'.O38]^2)" office:value-type="float" office:value="0" calcext:value-type="float">
            <text:p>0.00</text:p>
          </table:table-cell>
          <table:table-cell table:formula="of:=[diffusivity.P38] + ['Diffusivity Correction'.P38]" office:value-type="float" office:value="0" calcext:value-type="float">
            <text:p>0.00</text:p>
          </table:table-cell>
          <table:table-cell table:formula="of:=SQRT([diffusivity.Q38]^2 + ['Diffusivity Correction'.Q38]^2)" office:value-type="float" office:value="0" calcext:value-type="float">
            <text:p>0.00</text:p>
          </table:table-cell>
          <table:table-cell table:formula="of:=[diffusivity.R38] + ['Diffusivity Correction'.R38]" office:value-type="float" office:value="0" calcext:value-type="float">
            <text:p>0.00</text:p>
          </table:table-cell>
          <table:table-cell table:formula="of:=SQRT([diffusivity.S38]^2 + ['Diffusivity Correction'.S38]^2)" office:value-type="float" office:value="0" calcext:value-type="float">
            <text:p>0.00</text:p>
          </table:table-cell>
          <table:table-cell table:formula="of:=[diffusivity.T38] + ['Diffusivity Correction'.T38]" office:value-type="float" office:value="0" calcext:value-type="float">
            <text:p>0.00</text:p>
          </table:table-cell>
          <table:table-cell table:formula="of:=SQRT([diffusivity.U38]^2 + ['Diffusivity Correction'.U3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39] + ['Diffusivity Correction'.D39]" office:value-type="float" office:value="0" calcext:value-type="float">
            <text:p>0.00</text:p>
          </table:table-cell>
          <table:table-cell table:formula="of:=SQRT([diffusivity.E39]^2 + ['Diffusivity Correction'.E39]^2)" office:value-type="float" office:value="0" calcext:value-type="float">
            <text:p>0.00</text:p>
          </table:table-cell>
          <table:table-cell table:formula="of:=[diffusivity.F39] + ['Diffusivity Correction'.F39]" office:value-type="float" office:value="0" calcext:value-type="float">
            <text:p>0.00</text:p>
          </table:table-cell>
          <table:table-cell table:formula="of:=SQRT([diffusivity.G39]^2 + ['Diffusivity Correction'.G39]^2)" office:value-type="float" office:value="0" calcext:value-type="float">
            <text:p>0.00</text:p>
          </table:table-cell>
          <table:table-cell table:formula="of:=[diffusivity.H39] + ['Diffusivity Correction'.H39]" office:value-type="float" office:value="0" calcext:value-type="float">
            <text:p>0.00</text:p>
          </table:table-cell>
          <table:table-cell table:formula="of:=SQRT([diffusivity.I39]^2 + ['Diffusivity Correction'.I39]^2)" office:value-type="float" office:value="0" calcext:value-type="float">
            <text:p>0.00</text:p>
          </table:table-cell>
          <table:table-cell table:formula="of:=[diffusivity.J39] + ['Diffusivity Correction'.J39]" office:value-type="float" office:value="0" calcext:value-type="float">
            <text:p>0.00</text:p>
          </table:table-cell>
          <table:table-cell table:formula="of:=SQRT([diffusivity.K39]^2 + ['Diffusivity Correction'.K39]^2)" office:value-type="float" office:value="0" calcext:value-type="float">
            <text:p>0.00</text:p>
          </table:table-cell>
          <table:table-cell table:formula="of:=[diffusivity.L39] + ['Diffusivity Correction'.L39]" office:value-type="float" office:value="0" calcext:value-type="float">
            <text:p>0.00</text:p>
          </table:table-cell>
          <table:table-cell table:formula="of:=SQRT([diffusivity.M39]^2 + ['Diffusivity Correction'.M39]^2)" office:value-type="float" office:value="0" calcext:value-type="float">
            <text:p>0.00</text:p>
          </table:table-cell>
          <table:table-cell table:formula="of:=[diffusivity.N39] + ['Diffusivity Correction'.N39]" office:value-type="float" office:value="0" calcext:value-type="float">
            <text:p>0.00</text:p>
          </table:table-cell>
          <table:table-cell table:formula="of:=SQRT([diffusivity.O39]^2 + ['Diffusivity Correction'.O39]^2)" office:value-type="float" office:value="0" calcext:value-type="float">
            <text:p>0.00</text:p>
          </table:table-cell>
          <table:table-cell table:formula="of:=[diffusivity.P39] + ['Diffusivity Correction'.P39]" office:value-type="float" office:value="0" calcext:value-type="float">
            <text:p>0.00</text:p>
          </table:table-cell>
          <table:table-cell table:formula="of:=SQRT([diffusivity.Q39]^2 + ['Diffusivity Correction'.Q39]^2)" office:value-type="float" office:value="0" calcext:value-type="float">
            <text:p>0.00</text:p>
          </table:table-cell>
          <table:table-cell table:formula="of:=[diffusivity.R39] + ['Diffusivity Correction'.R39]" office:value-type="float" office:value="0" calcext:value-type="float">
            <text:p>0.00</text:p>
          </table:table-cell>
          <table:table-cell table:formula="of:=SQRT([diffusivity.S39]^2 + ['Diffusivity Correction'.S39]^2)" office:value-type="float" office:value="0" calcext:value-type="float">
            <text:p>0.00</text:p>
          </table:table-cell>
          <table:table-cell table:formula="of:=[diffusivity.T39] + ['Diffusivity Correction'.T39]" office:value-type="float" office:value="0" calcext:value-type="float">
            <text:p>0.00</text:p>
          </table:table-cell>
          <table:table-cell table:formula="of:=SQRT([diffusivity.U39]^2 + ['Diffusivity Correction'.U3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40] + ['Diffusivity Correction'.D40]" office:value-type="float" office:value="0" calcext:value-type="float">
            <text:p>0.00</text:p>
          </table:table-cell>
          <table:table-cell table:formula="of:=SQRT([diffusivity.E40]^2 + ['Diffusivity Correction'.E40]^2)" office:value-type="float" office:value="0" calcext:value-type="float">
            <text:p>0.00</text:p>
          </table:table-cell>
          <table:table-cell table:formula="of:=[diffusivity.F40] + ['Diffusivity Correction'.F40]" office:value-type="float" office:value="0" calcext:value-type="float">
            <text:p>0.00</text:p>
          </table:table-cell>
          <table:table-cell table:formula="of:=SQRT([diffusivity.G40]^2 + ['Diffusivity Correction'.G40]^2)" office:value-type="float" office:value="0" calcext:value-type="float">
            <text:p>0.00</text:p>
          </table:table-cell>
          <table:table-cell table:formula="of:=[diffusivity.H40] + ['Diffusivity Correction'.H40]" office:value-type="float" office:value="0" calcext:value-type="float">
            <text:p>0.00</text:p>
          </table:table-cell>
          <table:table-cell table:formula="of:=SQRT([diffusivity.I40]^2 + ['Diffusivity Correction'.I40]^2)" office:value-type="float" office:value="0" calcext:value-type="float">
            <text:p>0.00</text:p>
          </table:table-cell>
          <table:table-cell table:formula="of:=[diffusivity.J40] + ['Diffusivity Correction'.J40]" office:value-type="float" office:value="0" calcext:value-type="float">
            <text:p>0.00</text:p>
          </table:table-cell>
          <table:table-cell table:formula="of:=SQRT([diffusivity.K40]^2 + ['Diffusivity Correction'.K40]^2)" office:value-type="float" office:value="0" calcext:value-type="float">
            <text:p>0.00</text:p>
          </table:table-cell>
          <table:table-cell table:formula="of:=[diffusivity.L40] + ['Diffusivity Correction'.L40]" office:value-type="float" office:value="0" calcext:value-type="float">
            <text:p>0.00</text:p>
          </table:table-cell>
          <table:table-cell table:formula="of:=SQRT([diffusivity.M40]^2 + ['Diffusivity Correction'.M40]^2)" office:value-type="float" office:value="0" calcext:value-type="float">
            <text:p>0.00</text:p>
          </table:table-cell>
          <table:table-cell table:formula="of:=[diffusivity.N40] + ['Diffusivity Correction'.N40]" office:value-type="float" office:value="0" calcext:value-type="float">
            <text:p>0.00</text:p>
          </table:table-cell>
          <table:table-cell table:formula="of:=SQRT([diffusivity.O40]^2 + ['Diffusivity Correction'.O40]^2)" office:value-type="float" office:value="0" calcext:value-type="float">
            <text:p>0.00</text:p>
          </table:table-cell>
          <table:table-cell table:formula="of:=[diffusivity.P40] + ['Diffusivity Correction'.P40]" office:value-type="float" office:value="0" calcext:value-type="float">
            <text:p>0.00</text:p>
          </table:table-cell>
          <table:table-cell table:formula="of:=SQRT([diffusivity.Q40]^2 + ['Diffusivity Correction'.Q40]^2)" office:value-type="float" office:value="0" calcext:value-type="float">
            <text:p>0.00</text:p>
          </table:table-cell>
          <table:table-cell table:formula="of:=[diffusivity.R40] + ['Diffusivity Correction'.R40]" office:value-type="float" office:value="0" calcext:value-type="float">
            <text:p>0.00</text:p>
          </table:table-cell>
          <table:table-cell table:formula="of:=SQRT([diffusivity.S40]^2 + ['Diffusivity Correction'.S40]^2)" office:value-type="float" office:value="0" calcext:value-type="float">
            <text:p>0.00</text:p>
          </table:table-cell>
          <table:table-cell table:formula="of:=[diffusivity.T40] + ['Diffusivity Correction'.T40]" office:value-type="float" office:value="0" calcext:value-type="float">
            <text:p>0.00</text:p>
          </table:table-cell>
          <table:table-cell table:formula="of:=SQRT([diffusivity.U40]^2 + ['Diffusivity Correction'.U40]^2)" office:value-type="float" office:value="0" calcext:value-type="float">
            <text:p>0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09:46:16.336299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Coscia</meta:initial-creator>
    <meta:creation-date>2018-05-15T10:37:31.601078954</meta:creation-date>
    <dc:date>2018-05-25T12:52:31.553552880</dc:date>
    <dc:creator>Benjamin Coscia</dc:creator>
    <meta:editing-duration>P5DT23H6M6S</meta:editing-duration>
    <meta:editing-cycles>6</meta:editing-cycles>
    <meta:generator>LibreOffice/4.3.7.2$Linux_X86_64 LibreOffice_project/430$Build-2</meta:generator>
    <meta:document-statistic meta:table-count="7" meta:cell-count="1354" meta:object-count="0"/>
  </office:meta>
</office:document-meta>
</file>